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Times" style:text-underline-style="solid" fo:color="#0000e9"/>
    </style:style>
    <style:style style:name="TableColumn1" style:family="table-column">
      <style:table-column-properties style:column-width="3.4625in" style:rel-column-width="32767*"/>
    </style:style>
  </office:automatic-styles>
  <office:body>
    <office:text>
      <text:p text:style-name="P1"><text:span text:style-name="T1">智巽</text:span><text:s/>  |  2011.02.28 23:28   |   <text:a xlink:type="simple" xlink:href="http://palinfo.habago.org/Entry?Command=Information_PrintForum&amp;iPage=577#FORUM21871"><text:span text:style-name="T2">#</text:span></text:a></text:p>
      <text:p text:style-name="P2">李同學<text:span text:style-name="T3">,<text:line-break/></text:span>我認為難民的返鄉權很合理<text:span text:style-name="T3">. </text:span>如果連返鄉的權利都遭到否定<text:span text:style-name="T3">,</text:span>人們怎麼還會去想後續的安置與生活問題<text:span text:style-name="T3">? <text:line-break/></text:span>返鄉權應該是難民基本的自由<text:span text:style-name="T3">. </text:span></text:p>
      <text:p text:style-name="P1"><text:span text:style-name="T1">陳真</text:span><text:s/>  |  2011.02.28 00:51   |   <text:a xlink:type="simple" xlink:href="http://palinfo.habago.org/Entry?Command=Information_PrintForum&amp;iPage=577#FORUM21866"><text:span text:style-name="T2">#</text:span></text:a></text:p>
      <text:p text:style-name="P3">上映第一天就跑去看<text:span text:style-name="T3"><text:s/>"</text:span>真實的勇氣<text:span text:style-name="T3">",</text:span>結果還是小貓兩三隻<text:span text:style-name="T3">,</text:span>我對台灣人的品味真是很絕望<text:span text:style-name="T3">,</text:span>而那些爛到爆<text:span text:style-name="T3">,</text:span>一萬塊請我看我也不會去看的電影<text:span text:style-name="T3">(</text:span>恕我不敢舉例<text:span text:style-name="T3">)</text:span>卻大賣其座<text:span text:style-name="T3">.<text:line-break/><text:line-break/></text:span>這片仍如慣例<text:span text:style-name="T3">,</text:span>如果有人誤信董事長推薦而跑去看<text:span text:style-name="T3">,</text:span>看完覺得上當的<text:span text:style-name="T3">,</text:span>歡迎持票根找董事長退票<text:span text:style-name="T3">.<text:line-break/><text:line-break/></text:span>當片頭字幕出現舊約聖經<text:span text:style-name="T3">(</text:span>是舊約嗎<text:span text:style-name="T3">?)</text:span>那段話<text:span text:style-name="T3">: "</text:span>惡人雖無人追趕也逃跑<text:span text:style-name="T3">", </text:span>感覺真是酷到不行<text:span text:style-name="T3">. <text:line-break/><text:line-break/></text:span>這片應該多看幾遍才對<text:span text:style-name="T3">,</text:span>看能不能多點勇氣<text:span text:style-name="T3">; </text:span>該逃跑的應是人渣混蛋<text:span text:style-name="T3">, </text:span>而我們卻無絲毫畏懼<text:span text:style-name="T3">,</text:span>從不躲藏<text:span text:style-name="T3">,</text:span>即便被眾人憎惡也照樣幹到底<text:span text:style-name="T3">. <text:line-break/><text:line-break/></text:span>反倒人渣混蛋們<text:span text:style-name="T3">,</text:span>個個沒臉沒面的<text:span text:style-name="T3">,</text:span>神鬼不知<text:span text:style-name="T3">,</text:span>連個名號都喊不出來<text:span text:style-name="T3">,</text:span>整天成群結隊一窩蛆窩窩囊囊躲在空洞陰暗處嚇人<text:span text:style-name="T3">,</text:span>雖然乍看聲勢浩大輝煌<text:span text:style-name="T3">,</text:span>但畢竟只是一團蛆蛆<text:span text:style-name="T3">,</text:span>公共廁所多得是<text:span text:style-name="T3">.</text:span>我小時候常常被牠們嚇到寧可在草叢中解決<text:span text:style-name="T3">. <text:line-break/><text:line-break/></text:span>聖經還有段話<text:span text:style-name="T3">: "</text:span>為非作歹的<text:span text:style-name="T3">,</text:span>被義人憎嫌<text:span text:style-name="T3">;</text:span>行事正直的<text:span text:style-name="T3">,</text:span>被惡人憎惡<text:span text:style-name="T3">." </text:span>其實在我看來<text:span text:style-name="T3">,</text:span>與其說義人惡人之分<text:span text:style-name="T3">,</text:span>倒不如說人跟蛆之別<text:span text:style-name="T3">. </text:span>簡單說<text:span text:style-name="T3">,</text:span>儘管去做好人或做壞人都無所謂<text:span text:style-name="T3">,</text:span>好人壞人好歹都是<text:span text:style-name="T3"><text:s/>"</text:span>人<text:span text:style-name="T3">",</text:span>但可別當一條沒臉沒面但卻活力旺盛很嚇人的蛆<text:span text:style-name="T3">. <text:line-break/><text:line-break/>"</text:span>惡人雖無人追趕也逃跑<text:span text:style-name="T3">", </text:span>彷彿正是蛆蛆們的寫照<text:span text:style-name="T3">,</text:span>蛆蛆沒臉沒面的<text:span text:style-name="T3">,</text:span>無人認得卻也匿名<text:span text:style-name="T3">. </text:span>真是窩囊到爆<text:span text:style-name="T3">! </text:span>做為一條蛆是沒有勇氣可言的<text:span text:style-name="T3">, </text:span>因為勇氣必然連結著一張鮮明的臉孔<text:span text:style-name="T3">. </text:span>即便再凶猛嚇人的蛆<text:span text:style-name="T3">, </text:span>也仍然還是蛆<text:span text:style-name="T3">.<text:line-break/><text:line-break/></text:span>我這樣講<text:span text:style-name="T3">,</text:span>蛆蛆們一聽<text:span text:style-name="T3">,</text:span>肯定又要生氣氣了<text:span text:style-name="T3">. </text:span>但如果你覺得自己是個<text:span text:style-name="T3"><text:s/>"</text:span>人<text:span text:style-name="T3">",</text:span>是個英雌<text:span text:style-name="T3">,</text:span>是條漢子<text:span text:style-name="T3">,</text:span>怎麼會因為聽到有人罵蛆就生氣氣覺得是在罵自己呢<text:span text:style-name="T3">?<text:line-break/><text:line-break/></text:span>勇氣真的很重要<text:span text:style-name="T3">,</text:span>即便是腦袋裏無形無狀看不見摸不著的思想<text:span text:style-name="T3">,</text:span>也絕不是光靠智力取得或憑空創造<text:span text:style-name="T3">. </text:span>維根斯坦說得很對<text:span text:style-name="T3">,</text:span>他說<text:span text:style-name="T3">:</text:span>獲得深刻思想是要買門票是要付出代價的<text:span text:style-name="T3">,</text:span>而這思想門票的代價便是勇氣<text:span text:style-name="T3">.<text:line-break/><text:line-break/></text:span>要成為一個人恐怕也是如此<text:span text:style-name="T3">.</text:span>我們原本只是一條蟲<text:span text:style-name="T3">,</text:span>慢慢地<text:span text:style-name="T3">,</text:span>藉著勇氣和痛苦<text:span text:style-name="T3">,</text:span>於是我們方才成為一個人<text:span text:style-name="T3">. <text:line-break/><text:line-break/></text:span>杜斯妥也夫斯基有段話這麼說<text:span text:style-name="T3">:<text:line-break/><text:line-break/>"</text:span>生命的無所適從是痛苦的<text:span text:style-name="T3">,</text:span>但它同時也是快樂的<text:span text:style-name="T3">,</text:span>如果我們沒有成熟高貴的靈魂<text:span text:style-name="T3">,</text:span>怎麼會被它所困<text:span text:style-name="T3">? </text:span>這樣的痛苦吸引我<text:span text:style-name="T3">,</text:span>因為我想成為一個人<text:span text:style-name="T3">."<text:line-break/><text:line-break/></text:span>蛆蛆們<text:span text:style-name="T3">,</text:span>直起腰桿來吧<text:span text:style-name="T3">!</text:span></text:p>
      <text:p text:style-name="P1"><text:span text:style-name="T1">李秉叡</text:span><text:s/>  |  2011.02.27 13:34   |   <text:a xlink:type="simple" xlink:href="http://palinfo.habago.org/Entry?Command=Information_PrintForum&amp;iPage=577#FORUM21858"><text:span text:style-name="T2">#</text:span></text:a></text:p>
      <text:p text:style-name="P2">對於那些鼓吹難民返鄉權人士，我有一種感覺，那就是這些人好像只是單純的認為只要讓難民回到他們的家鄉就好了，從此巴勒斯坦人就可以在他們的家鄉永久的定居下來，過著幸福快了的日子。<text:span text:style-name="T3"><text:line-break/><text:line-break/></text:span>但是稍微仔細想一想就知道，難民返鄉這件事可不是單純的讓難民回到他們的家鄉就好呢，還包括如何讓難民在新家園定居下來，以及最終其適應或融入他們的新家園的社會體制中。這些都是需要事前仔細的規劃，而且還不保證在實踐時不會碰到較大的阻礙﹝如以色列猶太人的反彈和杯葛﹞。<text:span text:style-name="T3"><text:line-break/><text:line-break/></text:span>但是到目前為止似乎不見這些返鄉權鼓吹人士有提出什麼方案來解決上述的技術問題。<text:span text:style-name="T3"><text:line-break/></text:span>如此一來要說服世人接受巴勒斯坦難民返鄉權，恐怕有點困難。</text:p>
      <text:p text:style-name="P1"><text:span text:style-name="T1">陳真</text:span><text:s/>  |  2011.02.19 14:31   |   <text:a xlink:type="simple" xlink:href="http://palinfo.habago.org/Entry?Command=Information_PrintForum&amp;iPage=577#FORUM21811"><text:span text:style-name="T2">#</text:span></text:a></text:p>
      <text:p text:style-name="P3"><text:span text:style-name="T3">(</text:span>續<text:span text:style-name="T3">)<text:line-break/><text:line-break/></text:span>其實<text:span text:style-name="T3">,</text:span>我真的應該感謝東南旅行社給我這個機會<text:span text:style-name="T3">, </text:span>讓我打破金氏記錄<text:span text:style-name="T3">, </text:span>創下史上以最快速度最短時間參觀博物館的世界記錄<text:span text:style-name="T3">; </text:span>感謝東南<text:span text:style-name="T3">, </text:span>還讓我學習到如何用最快的速度練習快拍狂拍亂拍<text:span text:style-name="T3">, </text:span>並且體會當一名狗仔隊從事蒐證工作的緊張心情<text:span text:style-name="T3">,</text:span>同時也證實了世界上的確有這麼一些景點的存在<text:span text:style-name="T3">, </text:span>並且迅速拍照存證<text:span text:style-name="T3">, </text:span>到此一遊<text:span text:style-name="T3">. <text:line-break/><text:line-break/></text:span>感謝東南讓我學習如何更加嚴密控制時間<text:span text:style-name="T3">,</text:span>鍛鍊腳力<text:span text:style-name="T3">,</text:span>抓住<text:span text:style-name="T3"><text:s/>"</text:span>簡單<text:span text:style-name="T3">" "</text:span>迅速<text:span text:style-name="T3">" "</text:span>確實<text:span text:style-name="T3">" </text:span>的蔣公新生活運動三大要點<text:span text:style-name="T3">, </text:span>將來必能有助於事業的擴展<text:span text:style-name="T3">. <text:line-break/><text:line-break/></text:span>感謝東南<text:span text:style-name="T3">, </text:span>讓我開了眼界<text:span text:style-name="T3">, </text:span>讓我知道原來地毯和腳踏墊的不同<text:span text:style-name="T3">, </text:span>我原先以為凡是鋪在地上踩的布就是地毯<text:span text:style-name="T3">, </text:span>而且一塊不是台幣<text:span text:style-name="T3">199</text:span>就是<text:span text:style-name="T3">299; </text:span>原來真正的地毯是在<text:span text:style-name="T3"><text:s/>299 </text:span>後面至少要加兩個零三個零甚至四個零五個零<text:span text:style-name="T3">.<text:line-break/><text:line-break/></text:span>要感謝東南的事情實在太多了<text:span text:style-name="T3">. </text:span>特別要感謝東南<text:span text:style-name="T3">,</text:span>為了讓我們在缺乏文化水平的印度依然能感受到令人賓至如歸的台灣文化<text:span text:style-name="T3">,</text:span>不惜重金禮聘一位精通台灣文化的印度帥哥導遊<text:span text:style-name="T3">,</text:span>不但在每個名詞前面冠上<text:span text:style-name="T3"><text:s/>"</text:span>帥哥美女<text:span text:style-name="T3">" </text:span>的<text:span text:style-name="T3"><text:s/>"</text:span>形容詞<text:span text:style-name="T3">",</text:span>並且以一種超夯超ㄅ一ㄤ<text:span text:style-name="T3">\\</text:span>的性生理心理學加解剖學與性愛人體工學的人類學角度<text:span text:style-name="T3">,</text:span>對印度宗教與社會文化的關係<text:span text:style-name="T3">,</text:span>提出石破天驚的驚人見解<text:span text:style-name="T3">. <text:line-break/><text:line-break/></text:span>比方說<text:span text:style-name="T3">,</text:span>女人和狗幹<text:span text:style-name="T3">,</text:span>是因為印度男人數量不足<text:span text:style-name="T3">,</text:span>男人連看到大象和駱駝都會性衝動<text:span text:style-name="T3">,</text:span>是因為生活娛樂太少<text:span text:style-name="T3">,</text:span>實在太饑渴了<text:span text:style-name="T3">. </text:span>至於性愛人體工學方面<text:span text:style-name="T3">,</text:span>礙於尺度所限<text:span text:style-name="T3">,</text:span>不便轉述<text:span text:style-name="T3">;</text:span>只能簡單說<text:span text:style-name="T3">,</text:span>大香蕉可以有許多種插入小蘋果的角度<text:span text:style-name="T3">.<text:line-break/><text:line-break/></text:span>回來之後我一直在思考這個問題<text:span text:style-name="T3">,</text:span>不是瞻仰古文明的文化之旅嗎<text:span text:style-name="T3">? </text:span>不是該抱著虔誠朝聖之心的一個旅行團嗎<text:span text:style-name="T3">? </text:span>怎麼變成像個買春團似的<text:span text:style-name="T3">. </text:span>這印度導遊真的太厲害了<text:span text:style-name="T3">,</text:span>他怎麼會這麼了解台灣人呢<text:span text:style-name="T3">? </text:span>他甚至連什麼<text:span text:style-name="T3"><text:s/>"</text:span>嘿咻<text:span text:style-name="T3">" "</text:span>炒飯<text:span text:style-name="T3">" </text:span>這類我之前完全聽不懂的台灣術語也懂<text:span text:style-name="T3">,</text:span>比我還像個正港的台灣郎<text:span text:style-name="T3">. <text:line-break/><text:line-break/></text:span>不信看看每天電視的所謂新聞節目就能明白什麼是台灣文化<text:span text:style-name="T3">,</text:span>爆紅爆夯爆奶爆漿<text:span text:style-name="T3">...</text:span>或是不信請看看底下這個電影廣告就能明白<text:span text:style-name="T3">. </text:span>這電影好不好我不知道<text:span text:style-name="T3">,</text:span>我是剛剛要查柯恩兄弟的電影<text:span text:style-name="T3">"</text:span>真實的勇氣<text:span text:style-name="T3">" </text:span>何時上映時看到的一個廣告<text:span text:style-name="T3">;</text:span>雖是性愛主題<text:span text:style-name="T3">,</text:span>但看起來理應是一部嚴肅之作<text:span text:style-name="T3">,</text:span>廣告卻寫得像部<text:span text:style-name="T3">A</text:span>片或偶像劇似的<text:span text:style-name="T3">. <text:line-break/><text:line-break/></text:span>快來看快來看<text:span text:style-name="T3">! "</text:span>帥哥尼古拉迪佛休爾<text:span text:style-name="T3">(Nicolas Duvauchelle)</text:span>露出精壯結實的小屁屁在鏡頭前翻雲覆雨<text:span text:style-name="T3">" </text:span>喔<text:span text:style-name="T3">,</text:span>性感美豔的影后還露出第三點炒飯給你看喔<text:span text:style-name="T3">.<text:line-break/><text:line-break/></text:span>難道當你看到蒙娜麗莎的微笑也要對她的三圍四肢五官都來給她品頭論足一番才會爽<text:span text:style-name="T3">?<text:line-break/><text:line-break/></text:span>在台灣<text:span text:style-name="T3">,</text:span>生活中充斥著這樣一種根深蒂固的無奈<text:span text:style-name="T3">,</text:span>不管看什麼做什麼或想什麼<text:span text:style-name="T3">,</text:span>好像永遠就只是那幾套標準或眼光不斷在重覆<text:span text:style-name="T3">. </text:span>不管是<text:span text:style-name="T3"><text:s/>"</text:span>以俗為標榜<text:span text:style-name="T3">" </text:span>或<text:span text:style-name="T3"><text:s/>"</text:span>故作風雅<text:span text:style-name="T3">" </text:span>都一樣<text:span text:style-name="T3">,</text:span>骨子裏品味是完全相通的<text:span text:style-name="T3">.<text:line-break/><text:line-break/></text:span>離開印度時<text:span text:style-name="T3">,</text:span>團員互吐心聲說應該不會有人想再來印度吧<text:span text:style-name="T3">. </text:span>我說我一定會再來<text:span text:style-name="T3">,</text:span>而且還想移民來此<text:span text:style-name="T3">.</text:span>另一位團員極為不解<text:span text:style-name="T3">,</text:span>問印度<text:span text:style-name="T3"><text:s/>"</text:span>有什麼好<text:span text:style-name="T3">"? </text:span>我沒辦法給她一個簡單的答案<text:span text:style-name="T3">,</text:span>但至少活在那樣一個地方<text:span text:style-name="T3">,</text:span>對我來說會比較像個人<text:span text:style-name="T3">;</text:span>而活在台灣<text:span text:style-name="T3">,</text:span>常感無奈<text:span text:style-name="T3">,</text:span>常感啞口無言<text:span text:style-name="T3">,</text:span>非常俗不可耐<text:span text:style-name="T3">,</text:span>非常孤獨<text:span text:style-name="T3">,</text:span>整個社會是徹底單一的<text:span text:style-name="T3">,</text:span>一套眼光<text:span text:style-name="T3">,</text:span>一套標準<text:span text:style-name="T3">,</text:span>一種作法<text:span text:style-name="T3">,</text:span>沒有其它任何可能性<text:span text:style-name="T3">. </text:span>你得不斷練忍功才能活<text:span text:style-name="T3">,</text:span>窒悶難奈<text:span text:style-name="T3">,</text:span>猥瑣不堪<text:span text:style-name="T3">,</text:span>遲早真是會窒息而亡<text:span text:style-name="T3">. <text:line-break/><text:line-break/></text:span>陳真<text:span text:style-name="T3"><text:line-break/>===================<text:line-break/></text:span>你快樂，所以我快樂<text:span text:style-name="T3"><text:line-break/><text:line-break/></text:span>片長：<text:span text:style-name="T3">104</text:span>分<text:span text:style-name="T3"><text:s/></text:span>上映日期：<text:span text:style-name="T3">2011/01/07 <text:line-break/><text:line-break/></text:span>影片年份：<text:span text:style-name="T3">2010 <text:line-break/></text:span>出<text:span text:style-name="T3"><text:s/></text:span>品<text:span text:style-name="T3"><text:s/></text:span>國：<text:span text:style-name="T3">France <text:line-break/></text:span>出　　品：<text:span text:style-name="T3">Why Not U.S., Why Not Productions <text:line-break/></text:span>發<text:span text:style-name="T3"><text:s/></text:span>行<text:span text:style-name="T3"><text:s/></text:span>商：前景娛樂<text:span text:style-name="T3"> <text:line-break/></text:span>語　　言：<text:span text:style-name="T3">franch/english <text:line-break/></text:span>色　　彩：<text:span text:style-name="T3">color <text:line-break/></text:span>音　　效：<text:span text:style-name="T3"><text:s/></text:span>導演：<text:span text:style-name="T3"><text:s/></text:span>安東尼寇迪<text:span text:style-name="T3"> <text:line-break/><text:line-break/></text:span>編劇：<text:span text:style-name="T3"><text:s/></text:span>安東尼寇迪<text:span text:style-name="T3"> <text:line-break/><text:line-break/></text:span>演員：<text:span text:style-name="T3"><text:s/></text:span>瑪莉娜‧佛伊絲<text:span text:style-name="T3"> <text:line-break/></text:span>艾羅蒂布雪<text:span text:style-name="T3"> <text:line-break/></text:span>洛契迪森姆<text:span text:style-name="T3"> <text:line-break/></text:span>尼古拉迪佛休爾<text:span text:style-name="T3"> <text:line-break/><text:line-break/></text:span>劇情簡介<text:span text:style-name="T3"><text:line-break/><text:line-break/></text:span>本片是法國新銳導演安東尼寇迪耶自編自導最新作品，<text:span text:style-name="T3">2010</text:span>威尼斯影展競賽片。<text:span text:style-name="T3"><text:s/>...<text:line-break/><text:line-break/></text:span>導演安東尼寇迪耶說服法國影壇影帝影后在大螢幕前寬衣解帶當眾炒飯，坎城影帝洛契迪森姆<text:span text:style-name="T3">(Roschdy Zem)</text:span>、<text:span text:style-name="T3">Hugo Boss</text:span>香水及<text:span text:style-name="T3">LV</text:span>代言帥哥尼古拉迪佛休爾<text:span text:style-name="T3">(Nicolas Duvauchelle)</text:span>露出精壯結實的小屁屁在鏡頭前翻雲覆雨；而坎城影后艾羅蒂布雪<text:span text:style-name="T3">(Elodie Bouchez)</text:span>、及法國實力派演員瑪莉娜佛絲<text:span text:style-name="T3"><text:s/>(Marina Fois)</text:span>更是不徨多讓，露胸露點不夠看，第三點更是完全解放，全片肉香四溢，四人肉體在大螢幕上全都一覽無遺。<text:span text:style-name="T3"> </text:span></text:p>
      <text:p text:style-name="P1"><text:span text:style-name="T1">陳真</text:span><text:s/>  |  2011.02.17 16:41   |   <text:a xlink:type="simple" xlink:href="http://palinfo.habago.org/Entry?Command=Information_PrintForum&amp;iPage=577#FORUM21789"><text:span text:style-name="T2">#</text:span></text:a></text:p>
      <text:p text:style-name="P2"><text:span text:style-name="T3">(</text:span>續<text:span text:style-name="T3">)<text:line-break/><text:line-break/></text:span>團裏有人上吐下瀉發高燒<text:span text:style-name="T3">,</text:span>於是我自願留在旅館照料<text:span text:style-name="T3">. </text:span>趁著一點空檔<text:span text:style-name="T3">,</text:span>走出皇宮一般的<text:span text:style-name="T3">jaypee palace</text:span>五星級飯店<text:span text:style-name="T3">.</text:span>這飯店大到我只要一出房門就會在旅館裏頭迷路<text:span text:style-name="T3">,</text:span>一直到兩天後離開時<text:span text:style-name="T3">,</text:span>我仍然無法不藉著問路找到自己的房間<text:span text:style-name="T3">,</text:span>實在是極盡奢華之能事<text:span text:style-name="T3">.<text:line-break/><text:line-break/></text:span>就在五星飯店的四周<text:span text:style-name="T3">,</text:span>卻是一大片極度貧窮的社區<text:span text:style-name="T3">. </text:span>文字難以形容那樣的貧窮<text:span text:style-name="T3">. </text:span>我面目黝黑<text:span text:style-name="T3">,</text:span>頭髮凌亂<text:span text:style-name="T3">,</text:span>穿的雖是已經穿了<text:span text:style-name="T3">10</text:span>幾年早已破損不堪的學生服白襯衫<text:span text:style-name="T3">,</text:span>但比起當地人<text:span text:style-name="T3">,</text:span>卻是亮眼華服<text:span text:style-name="T3">;</text:span>走入社區<text:span text:style-name="T3">,</text:span>依然引來極大注目<text:span text:style-name="T3">. <text:line-break/><text:line-break/></text:span>足足走了一個多小時<text:span text:style-name="T3">,</text:span>那樣一種安居樂業的原始生活<text:span text:style-name="T3">,</text:span>非親眼目睹<text:span text:style-name="T3">,</text:span>難以想像<text:span text:style-name="T3">. </text:span>社區裏有間小學<text:span text:style-name="T3">,</text:span>剛好下課時間<text:span text:style-name="T3">,</text:span>許多學生衝出來要我給他們和路邊的牛和騾子合照<text:span text:style-name="T3">,</text:span>連老師都跑出來揮手看熱鬧<text:span text:style-name="T3">. </text:span>我猜他們大概很少看到外國人<text:span text:style-name="T3">,</text:span>畢竟這樣一些社區是外國人根本不會有機會進來的地方<text:span text:style-name="T3">,</text:span>但我想這裏才是印度<text:span text:style-name="T3">.</text:span>泰姬瑪哈陵及性廟等等<text:span text:style-name="T3">,</text:span>雖然壯觀<text:span text:style-name="T3">,</text:span>但那只是過去的一個故事一個夢<text:span text:style-name="T3">,</text:span>夢境邊緣才是真實血肉<text:span text:style-name="T3">. </text:span>若無後者<text:span text:style-name="T3">,</text:span>前者便無意義<text:span text:style-name="T3">.<text:line-break/><text:line-break/></text:span>你看那些偉大藝術家思想家<text:span text:style-name="T3">,</text:span>文字影像思維不過就只是一些線條聲音色彩<text:span text:style-name="T3">,</text:span>這些東西不是憑空冒出<text:span text:style-name="T3">,</text:span>你得知道它們是從哪來<text:span text:style-name="T3">;</text:span>必然得在某種血肉底下<text:span text:style-name="T3">,</text:span>方才產生這樣一些東西<text:span text:style-name="T3">. </text:span>如果你只是要看大香蕉插入小蘋果<text:span text:style-name="T3">,</text:span>那就直接去看<text:span text:style-name="T3">A</text:span>片不就好了<text:span text:style-name="T3">,</text:span>何必大老遠跑來印度尋找一個千年舊夢<text:span text:style-name="T3">.<text:line-break/><text:line-break/></text:span>王爾德說得很對<text:span text:style-name="T3">,"</text:span>寫作只是一點小本事<text:span text:style-name="T3">,</text:span>生活才是我的天才所在<text:span text:style-name="T3">." </text:span>寫東西很容易<text:span text:style-name="T3">,</text:span>但文字思維畢竟不是憑空冒出<text:span text:style-name="T3">,</text:span>它是歷經無數血肉滄桑而來<text:span text:style-name="T3">. <text:line-break/><text:line-break/></text:span>個人如此<text:span text:style-name="T3">,</text:span>群體也一樣<text:span text:style-name="T3">,</text:span>往名勝古蹟去尋找印度是捨本逐末的<text:span text:style-name="T3">,</text:span>那就好像來台灣卻跑去看中正廟一樣<text:span text:style-name="T3">. </text:span>景點該看當然還是要看<text:span text:style-name="T3">,</text:span>但沒有大街小巷那些日常瑣碎<text:span text:style-name="T3">,</text:span>我不知道那些宮殿那些神廟那些圖騰那些人與動物間的交媾往來與膜拜<text:span text:style-name="T3">,</text:span>要如何理解<text:span text:style-name="T3">.<text:line-break/><text:line-break/></text:span>有個好朋友去荷蘭<text:span text:style-name="T3">,</text:span>他說剛去第一天很興奮<text:span text:style-name="T3">,</text:span>覺得好漂亮<text:span text:style-name="T3">,</text:span>但隔兩天就乏味了<text:span text:style-name="T3">,</text:span>因為四處都長得一模一樣<text:span text:style-name="T3">. </text:span>但印度卻不然<text:span text:style-name="T3">,</text:span>生機盎然<text:span text:style-name="T3">,</text:span>千變萬化<text:span text:style-name="T3">. <text:line-break/><text:line-break/></text:span>在所謂進步的大城市<text:span text:style-name="T3">,</text:span>跟所謂進步的人相處<text:span text:style-name="T3">,</text:span>我總覺得乏味到爆<text:span text:style-name="T3">,</text:span>超空洞超無聊<text:span text:style-name="T3">,</text:span>每個人事物好像都長得一模一樣<text:span text:style-name="T3">,</text:span>講同樣的無聊話<text:span text:style-name="T3">,</text:span>穿同樣的衣服<text:span text:style-name="T3">,</text:span>追求或炫耀或憂慮同樣的那些很蒼白很沒意義的東西<text:span text:style-name="T3">. </text:span>幾乎不用開口我就知道對方要講什麼問什麼談什麼或期待什麼評價什麼了<text:span text:style-name="T3">.<text:line-break/><text:line-break/></text:span>在印度街頭<text:span text:style-name="T3">,</text:span>我跟學姐說<text:span text:style-name="T3">:</text:span>所謂文明或進步都是一個樣<text:span text:style-name="T3">,</text:span>但不進步不文明卻有各式各樣<text:span text:style-name="T3">. </text:span>學姐聽了很佩服<text:span text:style-name="T3">,</text:span>問我這是哪個偉人說的<text:span text:style-name="T3">. </text:span>我說這是我說的啊<text:span text:style-name="T3">. <text:line-break/><text:line-break/></text:span>不過<text:span text:style-name="T3">,</text:span>其實應該是托爾斯泰吧<text:span text:style-name="T3">,</text:span>也說過類似的話<text:span text:style-name="T3">.</text:span>他說<text:span text:style-name="T3">: "</text:span>幸福庭只有一種<text:span text:style-name="T3">,</text:span>但悲劇家庭卻有各式各樣<text:span text:style-name="T3">." </text:span>疾病也是<text:span text:style-name="T3">,</text:span>健康只有一種<text:span text:style-name="T3">,</text:span>但疾病卻有無數種<text:span text:style-name="T3">. </text:span>或者應該這麼說<text:span text:style-name="T3">: </text:span>規矩只有一種<text:span text:style-name="T3">,</text:span>但違規逾矩卻千奇百怪<text:span text:style-name="T3">. <text:line-break/><text:line-break/></text:span>我每天開電腦<text:span text:style-name="T3">,</text:span>要它開就開<text:span text:style-name="T3">,</text:span>關就關<text:span text:style-name="T3">,</text:span>不管開關就是同樣那幾個畫面<text:span text:style-name="T3">. </text:span>但生命卻不是這麼一回事<text:span text:style-name="T3">.</text:span>就像斯坦所說<text:span text:style-name="T3">: </text:span>你光是要一個小孩子過來<text:span text:style-name="T3">,</text:span>都能有無數種形貌<text:span text:style-name="T3">,</text:span>維根斯坦說<text:span text:style-name="T3">,</text:span>對方甚至不過來<text:span text:style-name="T3">,</text:span>一溜煙就跑掉了<text:span text:style-name="T3">.</text:span>總之<text:span text:style-name="T3">,</text:span>大概不會有人每次一聽到<text:span text:style-name="T3"><text:s/>"</text:span>你過來<text:span text:style-name="T3">" </text:span>的指令就一律踢正步朝著你走過來<text:span text:style-name="T3">.</text:span>那不是人<text:span text:style-name="T3">,</text:span>而是機器人<text:span text:style-name="T3">.<text:line-break/><text:line-break/></text:span>我常引用維根斯坦一個例子<text:span text:style-name="T3">,</text:span>大概大家聽得都膩了<text:span text:style-name="T3">. </text:span>他說<text:span text:style-name="T3">,</text:span>如果有個人只有五種表情<text:span text:style-name="T3">,</text:span>每次要變換表情時他就會說等一下<text:span text:style-name="T3">,</text:span>然後就像汽車換檔一樣<text:span text:style-name="T3">,</text:span>從第二號表情轉檔到第四號<text:span text:style-name="T3">,</text:span>或是從第五號表情倒車回去第一號<text:span text:style-name="T3">. </text:span>維根斯坦說<text:span text:style-name="T3">,</text:span>如果有個這樣的人<text:span text:style-name="T3">,</text:span>我們會懷疑他少了一個東西<text:span text:style-name="T3">: </text:span>靈魂<text:span text:style-name="T3">.<text:line-break/><text:line-break/></text:span>這其實就是維根斯坦的<text:span text:style-name="T3">RULE-FOLLOWING</text:span>觀念<text:span text:style-name="T3">"</text:span>最終<text:span text:style-name="T3">" </text:span>所要講的<text:span text:style-name="T3">,</text:span>但卻被矮化成一種純粹語言上的意義來源<text:span text:style-name="T3">,</text:span>彷彿維根斯坦無聊到爆<text:span text:style-name="T3">,</text:span>就<text:span text:style-name="T3"><text:s/>"</text:span>只是<text:span text:style-name="T3">" </text:span>在講我們怎麼理解概念<text:span text:style-name="T3">.<text:line-break/><text:line-break/></text:span>機器啟動只是<text:span text:style-name="T3">ACCORDING TO A RULE(</text:span>根據指令辦事<text:span text:style-name="T3">),</text:span>但生命卻遵循著一定的規則行事<text:span text:style-name="T3">,"</text:span>根據<text:span text:style-name="T3">" </text:span>只有一種方式<text:span text:style-name="T3">,"</text:span>遵循<text:span text:style-name="T3">"</text:span>卻有無數種<text:span text:style-name="T3">. </text:span>梭羅說得很對<text:span text:style-name="T3">,"</text:span>有多少野蠻<text:span text:style-name="T3">,</text:span>就有多少生命<text:span text:style-name="T3">." </text:span>如果進步只是朝著把生命給機械化的方向發展<text:span text:style-name="T3">,</text:span>那我寧可再回到街頭大便用茅草擦屁股的日子<text:span text:style-name="T3">.</text:span></text:p>
      <text:p text:style-name="P1"><text:span text:style-name="T1">陳真</text:span><text:s/>  |  2011.02.16 15:55   |   <text:a xlink:type="simple" xlink:href="http://palinfo.habago.org/Entry?Command=Information_PrintForum&amp;iPage=577#FORUM21785"><text:span text:style-name="T2">#</text:span></text:a></text:p>
      <text:p text:style-name="P3">今天的新聞<text:span text:style-name="T3">.<text:line-break/><text:line-break/></text:span>大家要記住喔<text:span text:style-name="T3">,</text:span>千萬要慎選旅行社<text:span text:style-name="T3">,</text:span>不要誤上賊船<text:span text:style-name="T3">.<text:line-break/><text:line-break/></text:span>陳真<text:span text:style-name="T3"><text:line-break/>==============<text:line-break/></text:span>泰姬特快車<text:span text:style-name="T3"><text:s/></text:span>探訪泰姬瑪哈陵<text:span text:style-name="T3"><text:line-break/><text:line-break/></text:span>民視<text:span text:style-name="T3"><text:line-break/>2011/02/16<text:line-break/><text:line-break/></text:span>去印度，當然要看象徵永恆愛情的泰姬瑪哈陵。為了方便遠道而來的觀光客，印度鐵路局特別打造舒適便捷的泰姬特快車。只要<text:span text:style-name="T3">2</text:span>個多小時，便可輕輕鬆鬆由首都新德里來到阿格拉，造訪這處世界七大奇觀。<text:span text:style-name="T3"><text:line-break/><text:line-break/></text:span>晨曦之中，泰姬特快車由新德里緩緩開出，前往阿格拉。身穿拉加斯坦傳統服飾的服務生送上早餐，前往超級地標泰姬瑪哈陵的行程就此展開。在印度旅遊，往往給人一種備極辛苦的印象。但這目的地畢竟是世界七大奇景，印度鐵路局費煞苦心，打造舒適、乾淨的車廂，顛覆人們對印度的印象。<text:span text:style-name="T3"><text:line-break/><text:line-break/>2</text:span>個多鐘頭後，印度詩人泰戈爾口中「永恆之中一滴愛的淚珠」終於到了。穿過這道以紅色砂岩為主體的入口，映入眼簾就是泰姬瑪哈陵那純白色的大理石建築。站在這個角度，再怎麼不愛拍照的人，都會拿起相機，瘋狂的殺底片。<text:span text:style-name="T3"><text:line-break/><text:line-break/></text:span>泰姬瑪哈陵是蒙兀兒王朝第五代帝王沙加汗為紀念愛妻而打造的陵寢，由<text:span text:style-name="T3">1632</text:span>年開始，一直到<text:span text:style-name="T3">1654</text:span>年才完工，歷時<text:span text:style-name="T3">22</text:span>年，動用<text:span text:style-name="T3">2</text:span>萬名工人，請來波斯、中亞各地的有名建築師，鑲盡各式珠寶，可說是無所不用其極，打造出這座獻給愛妻的陵寢。<text:span text:style-name="T3">1983</text:span>年列入聯合國世界文化遺產之列。每年<text:span text:style-name="T3">11</text:span>月到隔年<text:span text:style-name="T3">3</text:span>月是造訪印度最佳季節。若有出遊計劃，不妨為自己規劃一趟泰姬特快車之旅，體驗一下永恆的愛情。<text:span text:style-name="T3">(</text:span>民視新聞<text:span text:style-name="T3"><text:s/></text:span>黃彗澤綜合報導<text:span text:style-name="T3">)</text:span></text:p>
      <text:p text:style-name="P1"><text:span text:style-name="T1">陳真</text:span><text:s/>  |  2011.02.16 03:25   |   <text:a xlink:type="simple" xlink:href="http://palinfo.habago.org/Entry?Command=Information_PrintForum&amp;iPage=577#FORUM21782"><text:span text:style-name="T2">#</text:span></text:a></text:p>
      <text:p text:style-name="P2"><text:span text:style-name="T3">(</text:span>續<text:span text:style-name="T3">)<text:line-break/><text:line-break/></text:span>聯合國兒童基金會資料指出<text:span text:style-name="T3">,</text:span>印度有<text:span text:style-name="T3">50%</text:span>的兒童無法取得乾淨水源<text:span text:style-name="T3">; </text:span>因為水污染的兒童致死率<text:span text:style-name="T3">,</text:span>印度排名世界第一<text:span text:style-name="T3">!<text:line-break/><text:line-break/></text:span>有位研究國際關係<text:span text:style-name="T3">(?)</text:span>的團員面對印度觸目所及的極度貧窮發出感嘆說<text:span text:style-name="T3">,</text:span>為何世界銀行<text:span text:style-name="T3">(?)</text:span>能坐視<text:span text:style-name="T3">85%(?)</text:span>的外援被印度政府給貪污掉<text:span text:style-name="T3">? </text:span>我雖缺乏國際觀<text:span text:style-name="T3">,</text:span>但我倒是知道這些被西方列強掌控的國際金融貿易或貨幣組織<text:span text:style-name="T3">,</text:span>從來都不是吃素的<text:span text:style-name="T3">,</text:span>他們是連骨頭都能吞進肚子裏的<text:span text:style-name="T3">,</text:span>消化腐蝕力特強<text:span text:style-name="T3">. </text:span>何止可以<text:span text:style-name="T3"><text:s/>"</text:span>坐視<text:span text:style-name="T3">" </text:span>貪污<text:span text:style-name="T3">,</text:span>恐怕還高興得偷偷放鞭炮呢<text:span text:style-name="T3">. <text:line-break/><text:line-break/></text:span>當年袁世凱不也企圖對外借款嗎<text:span text:style-name="T3">? </text:span>借他錢的那些西方強國<text:span text:style-name="T3">,</text:span>之所以借他錢<text:span text:style-name="T3">,</text:span>當然是要借機大撈一筆之外<text:span text:style-name="T3">,</text:span>進一步滲透影響力<text:span text:style-name="T3">,</text:span>進而操控大局<text:span text:style-name="T3">,</text:span>難道他們借錢真是為了解救苦難蒼生<text:span text:style-name="T3">.<text:line-break/><text:line-break/></text:span>印度水資源的壟斷與私有化便是一例<text:span text:style-name="T3">,</text:span>強力促成私有化<text:span text:style-name="T3">,</text:span>並且在背後一起上下其手的不就是這些國際金融組織<text:span text:style-name="T3">?<text:line-break/><text:line-break/></text:span>遊覽車在夜裏駛過新德里的大使館區附近<text:span text:style-name="T3">,</text:span>恰好被我看到那一排著名銅像<text:span text:style-name="T3">(</text:span>導遊卻不吭聲<text:span text:style-name="T3">,</text:span>整團恐怕只有我一人恰好瞄到<text:span text:style-name="T3">),</text:span>站在銅像隊伍最前面的就是甘地<text:span text:style-name="T3">.</text:span>那是紀念不合作運動的一個起源<text:span text:style-name="T3">,</text:span>所謂製鹽長征<text:span text:style-name="T3">.<text:line-break/><text:line-break/></text:span>當年英國人殖民印度<text:span text:style-name="T3">,</text:span>百般剝削之餘<text:span text:style-name="T3">,</text:span>怕印度人還不夠窮<text:span text:style-name="T3">,</text:span>於是進一步通過製鹽專賣法令<text:span text:style-name="T3">,</text:span>壟斷生存之所須的鹽巴<text:span text:style-name="T3">,</text:span>不允許私人製鹽<text:span text:style-name="T3">. </text:span>甘地覺得此舉荒唐<text:span text:style-name="T3">,</text:span>於是號召數百人苦行<text:span text:style-name="T3">(</text:span>是真的餐風露宿的苦行<text:span text:style-name="T3">,</text:span>不是核四公投促進會那種郊遊遠足式吃喝五星級的健行<text:span text:style-name="T3">),</text:span>行走數百公里<text:span text:style-name="T3">,</text:span>走到海邊製鹽<text:span text:style-name="T3">,</text:span>公然違抗英國人的法律<text:span text:style-name="T3">.<text:line-break/><text:line-break/></text:span>一堆英國警察沿途施暴<text:span text:style-name="T3">,</text:span>但沒有一個印度人反抗<text:span text:style-name="T3">,</text:span>他們像待宰的羔羊一樣走向揮舞的警棍<text:span text:style-name="T3">,</text:span>死傷累累<text:span text:style-name="T3">. </text:span>有部電影就叫<text:span text:style-name="T3"><text:s/>"</text:span>甘地<text:span text:style-name="T3">",</text:span>有興趣者不妨看看<text:span text:style-name="T3">,</text:span>裏頭就有這麼一段歷史<text:span text:style-name="T3">,</text:span>十分感人<text:span text:style-name="T3">.<text:line-break/><text:line-break/></text:span>我收藏一張當年英國泰晤士報<text:span text:style-name="T3">(?)</text:span>的報導與照片<text:span text:style-name="T3">,</text:span>照片中<text:span text:style-name="T3">,</text:span>甘地和其他寥寥數人一起站立<text:span text:style-name="T3">,</text:span>準備出發<text:span text:style-name="T3">. </text:span>甘地衣不蔽體<text:span text:style-name="T3">,</text:span>微微低著頭<text:span text:style-name="T3">. </text:span>看到這樣一張照片<text:span text:style-name="T3">,</text:span>心裏有說不出的感動<text:span text:style-name="T3">.<text:line-break/><text:line-break/></text:span>當年甘地為了反抗英國政府壟斷食鹽而發起非暴力抗爭<text:span text:style-name="T3">,</text:span>現在這個貪污腐敗到極點的印度政府<text:span text:style-name="T3">,</text:span>卻變本加厲連水也要壟斷<text:span text:style-name="T3">,</text:span>甚至私有化<text:span text:style-name="T3">,</text:span>任由私人官商勾結<text:span text:style-name="T3">,</text:span>大賺暴利<text:span text:style-name="T3">,</text:span>卻任憑千萬兒童死於非命<text:span text:style-name="T3">.<text:line-break/><text:line-break/><text:line-break/><text:line-break/></text:span></text:p>
      <text:p text:style-name="P1"><text:span text:style-name="T1">陳真</text:span><text:s/>  |  2011.02.15 23:02   |   <text:a xlink:type="simple" xlink:href="http://palinfo.habago.org/Entry?Command=Information_PrintForum&amp;iPage=577#FORUM21781"><text:span text:style-name="T2">#</text:span></text:a></text:p>
      <text:p text:style-name="P3"><text:span text:style-name="T3">(</text:span>續<text:span text:style-name="T3">)<text:line-break/><text:line-break/></text:span>此次印度行主要是尋訪甘地足跡<text:span text:style-name="T3">,</text:span>但沒想到竟然誤上賊船<text:span text:style-name="T3">,</text:span>搭上東南剝皮旅行社<text:span text:style-name="T3">,</text:span>竟把大夥當肥羊<text:span text:style-name="T3">,</text:span>不是帶去專賣數十萬起跳的鑽石珠寶店<text:span text:style-name="T3">,</text:span>就是帶去貴得嚇死人的地毯店或大理石雕塑店<text:span text:style-name="T3">,</text:span>全是一些我絕對買不起而且就算送我我也不想要<text:span text:style-name="T3">(</text:span>因為感覺很醜<text:span text:style-name="T3">)</text:span>的所謂高級精品店<text:span text:style-name="T3">,</text:span>簡稱剝皮店<text:span text:style-name="T3">. <text:line-break/><text:line-break/></text:span>同團有幾位醫生及貴婦人<text:span text:style-name="T3">,</text:span>似乎挺有錢<text:span text:style-name="T3">,</text:span>但大家畢竟不是來比賽花錢<text:span text:style-name="T3">,</text:span>也不是為了買什麼珠寶前來<text:span text:style-name="T3">. </text:span>或許少數人有此特殊需求<text:span text:style-name="T3">,</text:span>但採購珠寶地毯鑽石畢竟不是絕大多數人參訪印度的主要目的<text:span text:style-name="T3">. <text:line-break/><text:line-break/></text:span>行程表上寫得很漂亮<text:span text:style-name="T3">,</text:span>一堆名勝古蹟<text:span text:style-name="T3">,</text:span>但所謂參訪往往就是急行軍<text:span text:style-name="T3">,</text:span>給你幾分鐘拍照<text:span text:style-name="T3">,</text:span>彷彿我們不是來參訪<text:span text:style-name="T3">,</text:span>而只是負責來蒐證<text:span text:style-name="T3">,</text:span>證實的確有此景點的存在<text:span text:style-name="T3">,</text:span>並且拍照存證到此一遊<text:span text:style-name="T3">. <text:line-break/><text:line-break/></text:span>應該仔細參訪的重要景點<text:span text:style-name="T3">,</text:span>普遍大幅縮水<text:span text:style-name="T3">,</text:span>往往只有十幾二十分鐘<text:span text:style-name="T3">,</text:span>而高級剝皮店的採購行程卻無限延長<text:span text:style-name="T3">,</text:span>動輒一兩小時<text:span text:style-name="T3">. </text:span>若你願意花大鈔慢慢欣賞慢慢議價<text:span text:style-name="T3">,</text:span>就算買到天亮恐怕也沒關係<text:span text:style-name="T3">,</text:span>完全沒有時間限制<text:span text:style-name="T3">.<text:line-break/><text:line-break/></text:span>相反地<text:span text:style-name="T3">,</text:span>我們所渴望的甘地博物館卻只停留十分鐘<text:span text:style-name="T3">,</text:span>我因此打破世界紀錄<text:span text:style-name="T3">,</text:span>創下開館以來以最快速度最短時間參觀甘地博物館的記錄<text:span text:style-name="T3">. </text:span>為此我還和學姐以跑百米賽的速度分頭行事<text:span text:style-name="T3">,</text:span>一個往東一個往西<text:span text:style-name="T3">,</text:span>分頭參訪<text:span text:style-name="T3">,</text:span>五分鐘後會合<text:span text:style-name="T3">,</text:span>以便盡量觀看更多甘地遺跡<text:span text:style-name="T3">. <text:line-break/><text:line-break/></text:span>或許因為導遊有抽佣<text:span text:style-name="T3">,</text:span>所以連我們在博物館內買了幾張卡片<text:span text:style-name="T3">,</text:span>導遊都會馬上氣急敗壞前來驅趕訓斥<text:span text:style-name="T3">. </text:span>平常遇到小販也是同樣態度<text:span text:style-name="T3">,</text:span>因為他怕我們跟小販小店買了紀念品之後就不會在貴得嚇死人的剝皮店買東西了<text:span text:style-name="T3">.<text:line-break/><text:line-break/></text:span>很多人說剝皮行程是常態<text:span text:style-name="T3">,</text:span>我也知道這種事在所難免<text:span text:style-name="T3">,</text:span>但沒遇過剝皮剝到這麼誇張這麼離譜的<text:span text:style-name="T3">. </text:span>這是我縱橫世界各地生平唯一一次遇到的黑心旅行社<text:span text:style-name="T3">. </text:span>旅行是幌子<text:span text:style-name="T3">,</text:span>參觀是藉口<text:span text:style-name="T3">,</text:span>剝皮才是目的<text:span text:style-name="T3">. <text:line-break/><text:line-break/></text:span>不但剝皮<text:span text:style-name="T3">,</text:span>而且連頂多只能睡一兩小時的五星級飯店也要收費<text:span text:style-name="T3">,</text:span>等於只是進去上個廁所換個衣服<text:span text:style-name="T3">,</text:span>卻也敢收取一整天住宿費<text:span text:style-name="T3">. </text:span>甚至事先再三聲明我們不吃肉<text:span text:style-name="T3">,</text:span>不吃咖哩<text:span text:style-name="T3">,</text:span>明明說好可以另外提供中餐素食<text:span text:style-name="T3">,</text:span>但導遊卻不理不睬<text:span text:style-name="T3">,</text:span>讓我們在餐廳裏餓肚陪坐<text:span text:style-name="T3">,</text:span>陪大夥吃飯<text:span text:style-name="T3">,</text:span>他就是不鳥你<text:span text:style-name="T3">. </text:span>難道下回我該自備大同電鍋<text:span text:style-name="T3">?<text:line-break/><text:line-break/></text:span>種種敗行劣跡<text:span text:style-name="T3">,</text:span>真是罄竹難書<text:span text:style-name="T3">. </text:span>這哪裡是什麼文化之旅<text:span text:style-name="T3">,</text:span>根本就是意淫之旅加採購團還差不多<text:span text:style-name="T3">. </text:span>講到意淫<text:span text:style-name="T3">,</text:span>我也不知道為什麼會這樣<text:span text:style-name="T3">. </text:span>導遊是印度人<text:span text:style-name="T3">,</text:span>會講中文<text:span text:style-name="T3">,</text:span>非常具有台灣精神<text:span text:style-name="T3">,</text:span>相當了解台灣文化<text:span text:style-name="T3">. <text:line-break/><text:line-break/></text:span>比方說來到性廟<text:span text:style-name="T3">,</text:span>面對無數性愛雕塑<text:span text:style-name="T3">,</text:span>他不是講它的宗教意涵<text:span text:style-name="T3">,</text:span>而是老講一些<text:span text:style-name="T3"><text:s/>"</text:span>這個男的小弟弟插入這個女的小妹妹裏面<text:span text:style-name="T3">,</text:span>摩擦摩擦之後小弟弟就會變成大哥哥了<text:span text:style-name="T3">" </text:span>之類<text:span text:style-name="T3">.<text:line-break/><text:line-break/></text:span>看到狗與女人交媾的雕塑<text:span text:style-name="T3">,</text:span>就瞎說什麼那是因為當時印度男人不夠<text:span text:style-name="T3">, </text:span>所以找狗來充數<text:span text:style-name="T3">. </text:span>我看到牆上雕塑不光是狗<text:span text:style-name="T3">,</text:span>就連大象和牛馬也成為男人做愛的對象<text:span text:style-name="T3">,</text:span>難道當時印度女人也不夠<text:span text:style-name="T3">? </text:span>男人性饑渴到連看到大象就想上<text:span text:style-name="T3">? </text:span>真是胡說八道到極點<text:span text:style-name="T3">,</text:span>而導遊卻一直以一種毫無尺度的猥瑣方式大談做愛性交姿勢<text:span text:style-name="T3">,</text:span>他似乎真的相信台灣人是這樣一種水平<text:span text:style-name="T3">,</text:span>很愛聽這樣一些內容<text:span text:style-name="T3">.<text:line-break/><text:line-break/></text:span>這還沒什麼<text:span text:style-name="T3">,</text:span>更難忍受的是滿口帥哥美女<text:span text:style-name="T3">. </text:span>這點我絕不誇張<text:span text:style-name="T3">,"</text:span>帥哥美女<text:span text:style-name="T3">" </text:span>這幾個字七天下來聽了至少五百次至八百次之間<text:span text:style-name="T3">. </text:span>比方說在印度市區<text:span text:style-name="T3">,</text:span>他就說<text:span text:style-name="T3"><text:s/>"</text:span>這個城市比較有錢<text:span text:style-name="T3">,</text:span>好多帥哥美女<text:span text:style-name="T3">,</text:span>不像昨天那個城市大家住得不好<text:span text:style-name="T3">,</text:span>沒有帥哥美女<text:span text:style-name="T3">". <text:line-break/><text:line-break/></text:span>清晨<text:span text:style-name="T3">,</text:span>印度市民上學上班<text:span text:style-name="T3">,</text:span>他就說帥哥美女要去上班了<text:span text:style-name="T3">. </text:span>來到恆河<text:span text:style-name="T3">,</text:span>印度人平常會在日出前聚集河邊參拜<text:span text:style-name="T3">,</text:span>以恆河之水洗去身上罪孽<text:span text:style-name="T3">. </text:span>導遊卻說<text:span text:style-name="T3">: "</text:span>你們等一下就可以看到你們最愛看的帥哥美女脫光光在河邊洗澡<text:span text:style-name="T3">,</text:span>我也要你們脫衣服洗給我看<text:span text:style-name="T3">". </text:span>然後就有女團員興奮地回應說<text:span text:style-name="T3">: "</text:span>你先洗給我們看<text:span text:style-name="T3">!"<text:line-break/><text:line-break/></text:span>講到瑜伽<text:span text:style-name="T3">,</text:span>仍然還是往做愛性交方面做文章<text:span text:style-name="T3">,</text:span>說這樣會有什麼威力神效<text:span text:style-name="T3">. </text:span>隔天出發<text:span text:style-name="T3">,</text:span>就問候大家說<text:span text:style-name="T3">: </text:span>昨晚大家有沒有跟妳的愛人做瑜伽啊<text:span text:style-name="T3">?<text:line-break/><text:line-break/></text:span>就連講到甘地<text:span text:style-name="T3">,</text:span>也是改名叫做<text:span text:style-name="T3"><text:s/>"</text:span>帥哥甘地<text:span text:style-name="T3">","</text:span>帥哥尼赫魯<text:span text:style-name="T3">"</text:span>等等<text:span text:style-name="T3">,</text:span>好像在每個人事物面前都要加上帥哥美女<text:span text:style-name="T3">. </text:span>這位印度導遊先生似乎相信台灣人就只會四處查看有沒有那一類所謂帥哥美女<text:span text:style-name="T3">,</text:span>好像台灣人就只是想來看看印度街頭有沒有帥哥美女<text:span text:style-name="T3">,</text:span>看看古神廟雕塑顯示男女怎麼做愛<text:span text:style-name="T3">,</text:span>採何種姿勢與體位<text:span text:style-name="T3">,</text:span>是<text:span text:style-name="T3">3p</text:span>或<text:span text:style-name="T3">5p,</text:span>或是有美女人獸交<text:span text:style-name="T3">--&gt;</text:span>更刺激<text:span text:style-name="T3">,</text:span>或是看看小弟弟畫得夠不夠粗大<text:span text:style-name="T3">,</text:span>有沒有抹印度神油<text:span text:style-name="T3">(</text:span>一種壯陽物<text:span text:style-name="T3">),</text:span>有沒有口交等等<text:span text:style-name="T3">.<text:line-break/><text:line-break/></text:span>有時不說這男的插入那女的小妹妹<text:span text:style-name="T3">,</text:span>而是說他的香蕉插入她的蘋果了啦<text:span text:style-name="T3">. </text:span>好像台灣人就只是喜歡聽這些<text:span text:style-name="T3">,</text:span>好像台灣人的整個心思無非就是這樣一種水平<text:span text:style-name="T3">,</text:span>因此一直在刻意迎合著我們的品味<text:span text:style-name="T3">.<text:line-break/><text:line-break/></text:span>這很像在台灣<text:span text:style-name="T3">,</text:span>比方說好好的一部電影<text:span text:style-name="T3">,</text:span>他不介紹他的重點<text:span text:style-name="T3">,,</text:span>卻一直強調什麼帥哥美女三點全露大膽犧牲連陰毛都能看見喔<text:span text:style-name="T3">,</text:span>迴紋針式的六九體位高度展現喔<text:span text:style-name="T3">. </text:span>我不知道該說這導遊在文物歷史介紹上很失職<text:span text:style-name="T3">,</text:span>或是要誇他很不錯<text:span text:style-name="T3">,</text:span>緊緊抓住正港台灣人的調調<text:span text:style-name="T3">. </text:span>但我不相信今天他若接待的是一個西方人的旅行團<text:span text:style-name="T3">,</text:span>他還會一直說什麼大家快來看快來看<text:span text:style-name="T3">!!</text:span>大香蕉插入小蘋果了<text:span text:style-name="T3">!! </text:span>或一直說什麼帥哥美女<text:span text:style-name="T3">.<text:line-break/><text:line-break/></text:span>來到世界文化遺產<text:span text:style-name="T3">(?)</text:span>泰姬瑪哈陵<text:span text:style-name="T3">,</text:span>當然也還是一直說帥哥美女<text:span text:style-name="T3">,</text:span>並且說<text:span text:style-name="T3"><text:s/>"</text:span>妳們要像泰姬那樣美麗嗎<text:span text:style-name="T3">? </text:span>那就要去買什麼什麼衣服<text:span text:style-name="T3">",</text:span>然後就帶大家去剝皮店買名貴服飾<text:span text:style-name="T3">.<text:line-break/><text:line-break/></text:span>所謂文化之旅<text:span text:style-name="T3">,</text:span>真是低俗到爆<text:span text:style-name="T3">. </text:span>媽的<text:span text:style-name="T3">,</text:span>就算不是參訪印度古城古神廟<text:span text:style-name="T3">,</text:span>而是參觀華西街夜市<text:span text:style-name="T3">,</text:span>也不該這麼低級猥瑣<text:span text:style-name="T3">,</text:span>這麼侵略性<text:span text:style-name="T3">.<text:line-break/><text:line-break/></text:span>我們回來後找上東南旅行社<text:span text:style-name="T3">,</text:span>請他們負起賠償責任<text:span text:style-name="T3">,</text:span>我們既然付了錢卻吃不到東西<text:span text:style-name="T3">,</text:span>繳了費卻沒地方睡<text:span text:style-name="T3">,</text:span>支出十幾萬團費卻行程嚴重縮水<text:span text:style-name="T3">,</text:span>文化之旅變成剝皮之旅意淫之旅<text:span text:style-name="T3">. <text:line-break/><text:line-break/></text:span>旅行社方面倒也<text:span text:style-name="T3">(</text:span>大部份<text:span text:style-name="T3">)</text:span>認錯<text:span text:style-name="T3">,</text:span>但講起賠償卻說願意把導遊一天六塊美元的小費退還我們<text:span text:style-name="T3">. </text:span>我想他乾脆說賠償我們一瓶礦泉水算了<text:span text:style-name="T3">. <text:line-break/><text:line-break/></text:span>浪費了十五萬<text:span text:style-name="T3">,</text:span>卻只準備還我們<text:span text:style-name="T3">6 </text:span>乘以<text:span text:style-name="T3">9</text:span>一共<text:span text:style-name="T3"><text:s/>54 </text:span>塊美元<text:span text:style-name="T3">.</text:span>大概是把我們當白癡吧<text:span text:style-name="T3">,</text:span>所以我在電話中把他們給痛罵了一頓<text:span text:style-name="T3">. </text:span>目前仍在協商中<text:span text:style-name="T3">. </text:span>慘痛剝皮經歷<text:span text:style-name="T3">,</text:span>在此現身說法<text:span text:style-name="T3">,</text:span>請大家告訴大家<text:span text:style-name="T3">,</text:span>別再誤上東南賊船<text:span text:style-name="T3">.<text:line-break/><text:line-break/></text:span>印度絕對是你一生中應該去個幾趟的國家<text:span text:style-name="T3">,</text:span>但務必慎選旅行社<text:span text:style-name="T3">,</text:span>以免打破我們所創下的史上最快速參觀博物館紀錄<text:span text:style-name="T3">.</text:span></text:p>
      <text:p text:style-name="P1"><text:span text:style-name="T1">陳真</text:span><text:s/>  |  2011.02.15 00:23   |   <text:a xlink:type="simple" xlink:href="http://palinfo.habago.org/Entry?Command=Information_PrintForum&amp;iPage=577#FORUM21779"><text:span text:style-name="T2">#</text:span></text:a></text:p>
      <text:p text:style-name="P2"><text:span text:style-name="T3">(</text:span>續<text:span text:style-name="T3">)<text:line-break/><text:line-break/></text:span>回到大理石神廟<text:span text:style-name="T3">,</text:span>在一堆流浪兒童居住的大馬路安全島上<text:span text:style-name="T3">,</text:span>我一眼就看見了那個跟我哭求糧食的小女孩<text:span text:style-name="T3">. </text:span>給了錢<text:span text:style-name="T3">,</text:span>想找機會講話<text:span text:style-name="T3">,</text:span>但言語不通<text:span text:style-name="T3">,</text:span>現場狀況也無法安靜談話<text:span text:style-name="T3">,</text:span>於是決定走人<text:span text:style-name="T3">. <text:line-break/><text:line-break/></text:span>掏盡身上的糖果<text:span text:style-name="T3">,</text:span>臨走時<text:span text:style-name="T3">,</text:span>發現口袋裏還有一包吃剩的杏仁果<text:span text:style-name="T3">. </text:span>我拿在手上<text:span text:style-name="T3">,</text:span>心想<text:span text:style-name="T3">,</text:span>這樣的零食應該給小孩而不是給大人才對<text:span text:style-name="T3">. </text:span>就在我心裏這麼想的時候<text:span text:style-name="T3">,</text:span>一個也是流浪街頭的少女<text:span text:style-name="T3">,</text:span>約莫二十歲出頭<text:span text:style-name="T3">,</text:span>從旁竄出<text:span text:style-name="T3">. </text:span>見我作勢欲給小孩<text:span text:style-name="T3">,</text:span>她便迅速伸手來拿<text:span text:style-name="T3">,</text:span>臉上還帶著淡淡的微笑<text:span text:style-name="T3">. </text:span>我警戒得宜<text:span text:style-name="T3">,</text:span>把整包杏仁果握緊<text:span text:style-name="T3">,</text:span>就像保護百萬鉅款那樣<text:span text:style-name="T3">,</text:span>沒讓她給拿走<text:span text:style-name="T3">. <text:line-break/><text:line-break/></text:span>就在我拔河一般施力緊握那包杏仁果的一瞬間<text:span text:style-name="T3">,</text:span>其實我心裏是有點猶豫的<text:span text:style-name="T3">.</text:span>我想把它給小孩吃<text:span text:style-name="T3">,</text:span>但這樣一個友善的大女孩微笑著伸手來拿<text:span text:style-name="T3">,</text:span>難道我該使她難堪硬保護這包已所剩無幾的杏仁果<text:span text:style-name="T3">?<text:line-break/><text:line-break/></text:span>就在我心裏還在天人交戰時<text:span text:style-name="T3">,</text:span>我已不自主握緊<text:span text:style-name="T3">. </text:span>那女孩見我施力保護杏仁果<text:span text:style-name="T3">,</text:span>手便立即縮回<text:span text:style-name="T3">. </text:span>可就在那很短的一瞬間<text:span text:style-name="T3">,</text:span>我看她臉上閃過一絲尷尬羞愧的神色<text:span text:style-name="T3">. </text:span>我也立即與她錯開眼神<text:span text:style-name="T3">,</text:span>假裝沒看到<text:span text:style-name="T3">.<text:line-break/><text:line-break/></text:span>寫這些<text:span text:style-name="T3">,</text:span>我究竟想說什麼呢<text:span text:style-name="T3">? </text:span>我想説的<text:span text:style-name="T3">,</text:span>卻說不出來<text:span text:style-name="T3">. </text:span>或許光憑這麼一些事<text:span text:style-name="T3">,</text:span>我們就該墮落<text:span text:style-name="T3">,</text:span>放棄自己<text:span text:style-name="T3">; </text:span>或許墮落的生命反倒還光采些<text:span text:style-name="T3">. </text:span>我們根本沒救<text:span text:style-name="T3">,</text:span>只能期待上天垂憐<text:span text:style-name="T3">.<text:line-break/><text:line-break/></text:span>我很畏光<text:span text:style-name="T3">,</text:span>因為光使我疼痛<text:span text:style-name="T3">,</text:span>就像隻吸血鬼一樣<text:span text:style-name="T3">,</text:span>行走在淒愴的黑暗裏<text:span text:style-name="T3">. </text:span>從許多年前我就明白這樣一種身世<text:span text:style-name="T3">. </text:span>每到一些光鮮亮麗之處<text:span text:style-name="T3">,</text:span>我常無法久待<text:span text:style-name="T3">,</text:span>因為太亮了<text:span text:style-name="T3">,</text:span>燦爛光芒再這樣照下去<text:span text:style-name="T3">,</text:span>我會化成一灘血水或現出吸血鬼的原形<text:span text:style-name="T3">.<text:line-break/><text:line-break/></text:span>你努力越想遺忘的東西<text:span text:style-name="T3">,</text:span>卻往往記得越是深刻<text:span text:style-name="T3">. </text:span>回到台灣一個禮拜了<text:span text:style-name="T3">,</text:span>我還是忘不了那個大女孩尷尬羞愧的眼神<text:span text:style-name="T3">;</text:span>我們無心傷人<text:span text:style-name="T3">,</text:span>但傷人卻是如此容易的一件事<text:span text:style-name="T3">. <text:line-break/><text:line-break/></text:span>自稱<text:span text:style-name="T3"><text:s/>"</text:span>哈佛<text:span text:style-name="T3">"(</text:span>崇拜佛陀之意<text:span text:style-name="T3">)</text:span>的陳玉峰<text:span text:style-name="T3">,</text:span>把印度這些<text:span text:style-name="T3"><text:s/>"</text:span>乞丐<text:span text:style-name="T3">" </text:span>寫得如此不堪<text:span text:style-name="T3">,</text:span>彷彿他們五體不勤<text:span text:style-name="T3">,</text:span>好吃懶做<text:span text:style-name="T3">,</text:span>不知羞恥<text:span text:style-name="T3">,</text:span>連給他們錢都要說是用<text:span text:style-name="T3"><text:s/>"</text:span>丟<text:span text:style-name="T3">" </text:span>的<text:span text:style-name="T3">. </text:span>但這樣的理解跟生命的真相相距多遠<text:span text:style-name="T3">?<text:line-break/><text:line-break/></text:span>我也曾經被<text:span text:style-name="T3"><text:s/>"</text:span>丟<text:span text:style-name="T3">" </text:span>過錢<text:span text:style-name="T3">. </text:span>上大學的第一天<text:span text:style-name="T3">,</text:span>當我拿到通訊錄<text:span text:style-name="T3">,</text:span>如獲至寶<text:span text:style-name="T3">. </text:span>因為考慮女性同胞心地可能比較善良<text:span text:style-name="T3">,</text:span>於是我馬上按圖索驥<text:span text:style-name="T3">,</text:span>前往一位後來曾當選港都小姐的女同學家中按門鈴<text:span text:style-name="T3">,</text:span>是她和她爸爸來開門<text:span text:style-name="T3">. </text:span>我說我是同班同學<text:span text:style-name="T3">,</text:span>想借五百<text:span text:style-name="T3">,</text:span>因為沒錢吃東西<text:span text:style-name="T3">,</text:span>數月後必定全數歸還<text:span text:style-name="T3">. </text:span>結果這名女同學借了我一千<text:span text:style-name="T3">. </text:span>我離去時太慌張<text:span text:style-name="T3">,</text:span>像臣子告別皇上一樣<text:span text:style-name="T3">,</text:span>倒退著走路<text:span text:style-name="T3">,</text:span>表示我由衷的熱切感激<text:span text:style-name="T3">.<text:line-break/><text:line-break/></text:span>但運氣倒也不是每次都很好<text:span text:style-name="T3">. </text:span>有一回<text:span text:style-name="T3">,</text:span>去跟一個男同學借<text:span text:style-name="T3">. </text:span>也是去按門鈴<text:span text:style-name="T3">,</text:span>想借五百<text:span text:style-name="T3">,</text:span>說我已三天沒錢進食<text:span text:style-name="T3">. </text:span>同學不說借也不說不借<text:span text:style-name="T3">,</text:span>只叫我等一下<text:span text:style-name="T3">,</text:span>便把大門關上<text:span text:style-name="T3">,</text:span>掉頭進屋去<text:span text:style-name="T3">. <text:line-break/><text:line-break/></text:span>我在門口<text:span text:style-name="T3"><text:s/>"</text:span>等一下<text:span text:style-name="T3">" </text:span>卻足足等了<text:span text:style-name="T3">20</text:span>分鐘<text:span text:style-name="T3">,</text:span>最後鼓起勇氣再按一次門鈴<text:span text:style-name="T3">,</text:span>突然聽到裏頭傳出一位中年婦女用台語發出的暴裂巨吼<text:span text:style-name="T3">: "</text:span>丟給他三百元<text:span text:style-name="T3">,</text:span>叫他閃啦<text:span text:style-name="T3">!"<text:line-break/><text:line-break/></text:span>不久之後<text:span text:style-name="T3">,</text:span>同學出來了<text:span text:style-name="T3">,</text:span>只借我三百<text:span text:style-name="T3">,</text:span>說媽媽交待只能借三百<text:span text:style-name="T3">. </text:span>我羞愧地拿著錢道謝離去<text:span text:style-name="T3">. </text:span>接下來那幾天<text:span text:style-name="T3">,</text:span>我像平常一樣<text:span text:style-name="T3">,</text:span>只要一入了深夜<text:span text:style-name="T3">,</text:span>我就騎著車<text:span text:style-name="T3">,</text:span>漫無目的地四處亂逛<text:span text:style-name="T3">;</text:span>與往常不同的是<text:span text:style-name="T3">,</text:span>那幾天<text:span text:style-name="T3">,</text:span>感覺黑夜和黑夜中西子灣、旗津的海浪聲特別美<text:span text:style-name="T3">,</text:span>彷彿天使訴說<text:span text:style-name="T3">,</text:span>真能安慰人心似的<text:span text:style-name="T3">.</text:span></text:p>
      <text:p text:style-name="P1"><text:span text:style-name="T1">陳真</text:span><text:s/>  |  2011.02.13 18:04   |   <text:a xlink:type="simple" xlink:href="http://palinfo.habago.org/Entry?Command=Information_PrintForum&amp;iPage=577#FORUM21776"><text:span text:style-name="T2">#</text:span></text:a></text:p>
      <text:p text:style-name="P3"><text:span text:style-name="T3">(</text:span>續<text:span text:style-name="T3">)<text:line-break/><text:line-break/></text:span>跟學姐要來陳玉峰那本書<text:span text:style-name="T3">,</text:span>書名叫印度苦旅<text:span text:style-name="T3">,</text:span>厚達五百多頁<text:span text:style-name="T3">.</text:span>外來者吃住總是<text:span text:style-name="T3"><text:s/>"</text:span>五星級<text:span text:style-name="T3">",</text:span>又不是融入印度人的生活<text:span text:style-name="T3">,</text:span>不知何<text:span text:style-name="T3"><text:s/>"</text:span>苦<text:span text:style-name="T3">" </text:span>之有<text:span text:style-name="T3">?<text:line-break/><text:line-break/></text:span>觀其內容<text:span text:style-name="T3">,</text:span>我有時覺得<text:span text:style-name="T3">,</text:span>名人出書似乎都有點像蔣公的新生活運動所倡導<text:span text:style-name="T3">: </text:span>簡單樸素迅速確實<text:span text:style-name="T3">,</text:span>簡單迅速肯定都有<text:span text:style-name="T3">,</text:span>至於樸不樸素確不確實就不一定了<text:span text:style-name="T3">. </text:span>名人或許自我感覺都挺良好<text:span text:style-name="T3">,</text:span>出書比出一道菜還容易<text:span text:style-name="T3">,</text:span>而且生產原料一噸就出產它一噸的菜餚<text:span text:style-name="T3">,</text:span>一點也不浪費<text:span text:style-name="T3">,</text:span>不像我生產了一千萬噸原料<text:span text:style-name="T3">,</text:span>至今卻連一公克的菜也沒能端出來<text:span text:style-name="T3">,</text:span>全是虛擲<text:span text:style-name="T3">.<text:line-break/><text:line-break/></text:span>上回學姐告訴我的那段話<text:span text:style-name="T3">,</text:span>陳玉峰原文是這麼寫的<text:span text:style-name="T3">,</text:span>他說<text:span text:style-name="T3">,</text:span>在印度<text:span text:style-name="T3">,<text:line-break/><text:line-break/>"</text:span>一旦做出施捨<text:span text:style-name="T3">,</text:span>則群乞蜂擁包抄<text:span text:style-name="T3">,</text:span>而且<text:span text:style-name="T3">,</text:span>你若丟下一些物品或金錢<text:span text:style-name="T3">,</text:span>很可能引發爭吵<text:span text:style-name="T3">,</text:span>甚至大打出手<text:span text:style-name="T3">.</text:span>只消想一下餵食動物的狀況即可明瞭<text:span text:style-name="T3">,</text:span>不智的施捨只是假慈悲<text:span text:style-name="T3">. </text:span>孟買的丐幫或乞丐族似乎很有賺頭<text:span text:style-name="T3">,</text:span>據瞭解<text:span text:style-name="T3">,</text:span>一家十餘個小孩勤快些<text:span text:style-name="T3">,</text:span>月入一兩萬盧比並非難事<text:span text:style-name="T3">,</text:span>許多家庭以乞為生固不足奇<text:span text:style-name="T3">,</text:span>而印度政府的社會福利部門並非不用心<text:span text:style-name="T3">,</text:span>他們將乞討的稚兒送進專門機構<text:span text:style-name="T3">,</text:span>父母卻想盡辦法協助小孩逃出<text:span text:style-name="T3">,</text:span>再度流乞街頭<text:span text:style-name="T3">...</text:span>繞行全球<text:span text:style-name="T3">,</text:span>只在印度你才看得到那麼多<text:span text:style-name="T3"><text:s/>'</text:span>快樂<text:span text:style-name="T3">' </text:span>的乞丐<text:span text:style-name="T3">,</text:span>從生到死<text:span text:style-name="T3">,</text:span>從死到生<text:span text:style-name="T3">,</text:span>他們的手掌心始終向上<text:span text:style-name="T3">,</text:span>乞盡所有天上會掉下來的<text:span text:style-name="T3">,</text:span>不會掉下來的<text:span text:style-name="T3">,</text:span>有形與無形的一切<text:span text:style-name="T3">. </text:span>而回族是否正在加重印度的貧窮比重<text:span text:style-name="T3">,</text:span>我不確知<text:span text:style-name="T3">."<text:line-break/><text:line-break/></text:span>看到這樣一些智障的風涼話<text:span text:style-name="T3">,</text:span>實在很令人厭惡<text:span text:style-name="T3">. </text:span>如果你對某個人事物沒有感覺不感興趣<text:span text:style-name="T3">,</text:span>那也就算了<text:span text:style-name="T3">,</text:span>何必以一種充滿偏見的傲慢姿態大說風涼<text:span text:style-name="T3">?<text:line-break/><text:line-break/></text:span>有一年暑假我回台灣幾天<text:span text:style-name="T3">,</text:span>特定幫一位年齡已七十幾的親人跑腿申請低收入戶資格<text:span text:style-name="T3">,</text:span>她以撿破爛維生<text:span text:style-name="T3">,</text:span>住在路邊牆角幾片木板下<text:span text:style-name="T3">,</text:span>數十年過著完全無水無電的原始人生活<text:span text:style-name="T3">.<text:line-break/><text:line-break/></text:span>來到區公所<text:span text:style-name="T3">,</text:span>對方問職業<text:span text:style-name="T3">,</text:span>我說她無業<text:span text:style-name="T3">,</text:span>喪偶<text:span text:style-name="T3">,</text:span>無子女<text:span text:style-name="T3">,</text:span>幾十年來靠撿破爛維生<text:span text:style-name="T3">. </text:span>辦事員是個言語苛薄的中年惡婆娘<text:span text:style-name="T3">,</text:span>馬上大聲故做驚呼狀地說<text:span text:style-name="T3">: "</text:span>哎唷<text:span text:style-name="T3">,</text:span>現在撿破爛最好賺了你不知道嗎<text:span text:style-name="T3">?" <text:line-break/><text:line-break/></text:span>我為了達成申請目的<text:span text:style-name="T3">,</text:span>忍住脾氣沒當場發飆<text:span text:style-name="T3">,</text:span>心裏卻想著<text:span text:style-name="T3">: "</text:span>幹你媽如果撿破爛那麼好賺<text:span text:style-name="T3">,</text:span>妳為什麼不辭掉公家工作也來賺<text:span text:style-name="T3">?"<text:line-break/><text:line-break/></text:span>整個申請過程中<text:span text:style-name="T3">,</text:span>這混蛋冷不防就會以一種<text:span text:style-name="T3"><text:s/>"</text:span>別假了<text:span text:style-name="T3">,</text:span>我看透你了<text:span text:style-name="T3">" "</text:span>你們這些人就是好吃懶做<text:span text:style-name="T3">" </text:span>的姿態<text:span text:style-name="T3">,</text:span>不斷丟下幾句類似像陳玉峰這樣的評論與論斷<text:span text:style-name="T3">.<text:line-break/><text:line-break/></text:span>印度政府的腐敗舉世聞名<text:span text:style-name="T3">,</text:span>而陳玉峰卻誇他<text:span text:style-name="T3"><text:s/>"</text:span>用心<text:span text:style-name="T3">". </text:span>以水為例<text:span text:style-name="T3">.</text:span>在印度是絕對不能飲用當地水源的<text:span text:style-name="T3">,</text:span>即便是五星級飯店<text:span text:style-name="T3">,</text:span>仍然建議即使漱口也要用礦泉水<text:span text:style-name="T3">. </text:span>即使煮沸也無法使當地的水變得乾淨<text:span text:style-name="T3">,</text:span>因為它裏頭含有許多足以致病甚至致命的化學物質<text:span text:style-name="T3">,</text:span>甚至含有砷<text:span text:style-name="T3">.<text:line-break/><text:line-break/></text:span>據聯合國近年的一份資料指出<text:span text:style-name="T3">,</text:span>全球約有十二億<text:span text:style-name="T3">(?)</text:span>人口無法取得乾淨水源<text:span text:style-name="T3">,</text:span>大部份集中於印度和中國<text:span text:style-name="T3">. </text:span>因為日常飲用污水而死掉的人<text:span text:style-name="T3">,</text:span>超過戰爭與其它一切暴力形式的死亡總和<text:span text:style-name="T3">,</text:span>其中更以小孩的死亡率與死亡人數最高<text:span text:style-name="T3">. </text:span>而全世界因污水感染致死的兒童比例與總數又以印度最高<text:span text:style-name="T3">.<text:line-break/><text:line-break/></text:span>據印度導遊說<text:span text:style-name="T3">,</text:span>印度政府不願改善水源<text:span text:style-name="T3">,</text:span>因為這樣大家才會去買礦泉水<text:span text:style-name="T3">,</text:span>而這些藉著賣水大發暴利的跨國大企業跟政府高官是掛勾的<text:span text:style-name="T3">.</text:span>水越髒<text:span text:style-name="T3">,</text:span>他們就越賺<text:span text:style-name="T3">.<text:line-break/><text:line-break/></text:span>聯合國兒童基金會及聯合國都曾經提出這樣的重要人權概念與呼籲<text:span text:style-name="T3">,</text:span>他們主張<text:span text:style-name="T3">: </text:span>獲得乾淨水源是一種基本人權<text:span text:style-name="T3">,</text:span>任何人都有權取得這樣一種屬於公眾的<text:span text:style-name="T3"><text:s/>"</text:span>社會文化基本財或基本善<text:span text:style-name="T3">"(a social and cultural good),</text:span>而不是一種需要付出昂貴代價方能獲得的商品<text:span text:style-name="T3">(economic commodity). </text:span>但印度政府卻在<text:span text:style-name="T3">2002</text:span>年<text:span text:style-name="T3">,</text:span>在一些跨國資本及世界銀行和<text:span text:style-name="T3">IMF</text:span>的強力鼓吹與策劃主導下<text:span text:style-name="T3">,</text:span>通過使水資源<text:span text:style-name="T3"><text:s/>"</text:span>私有化<text:span text:style-name="T3">" </text:span>的<text:span text:style-name="T3"><text:s/>"</text:span>國家水資源<text:span text:style-name="T3">" </text:span>政策<text:span text:style-name="T3">. <text:line-break/><text:line-break/></text:span>世界銀行及<text:span text:style-name="T3">IMF</text:span>這些由西方列強所主導的組織<text:span text:style-name="T3">,</text:span>辯解說<text:span text:style-name="T3">,</text:span>水資源的私有化有著偉大的環境目的<text:span text:style-name="T3">,</text:span>說唯有讓私人資本控制水資源<text:span text:style-name="T3">,</text:span>相關基礎設施才能獲得改善<text:span text:style-name="T3">,</text:span>而且一旦要花大錢買水喝<text:span text:style-name="T3">,</text:span>人們就不會浪費水<text:span text:style-name="T3">.<text:line-break/><text:line-break/></text:span>我對社會分析不在行<text:span text:style-name="T3">,</text:span>也不想冒充專家<text:span text:style-name="T3">,</text:span>但我憑著正常人的一點正常智商也知道這完全是胡扯<text:span text:style-name="T3">.<text:line-break/><text:line-break/></text:span>我常想<text:span text:style-name="T3">,</text:span>要是哪天空氣也能被壟斷被私有化<text:span text:style-name="T3">,</text:span>連呼吸空氣都可以變成一種高價商品<text:span text:style-name="T3">,</text:span>這些跨國剝削的混蛋和無恥政客<text:span text:style-name="T3">,</text:span>肯定也會把空氣變成商品<text:span text:style-name="T3">. </text:span>高達說得對<text:span text:style-name="T3">,"</text:span>要是大便也值錢<text:span text:style-name="T3">,</text:span>窮人會連屁眼都沒了<text:span text:style-name="T3">." </text:span>窮人的屁眼會全被壟斷搜括<text:span text:style-name="T3">,</text:span>為極少數人謀取暴利<text:span text:style-name="T3">.<text:line-break/><text:line-break/></text:span>印度有個關注印度貧窮與饑餓問題的組織叫<text:span text:style-name="T3">Navdanya Trust,</text:span>其領導人叫<text:span text:style-name="T3">Vandana Shiva,</text:span>她說<text:span text:style-name="T3">:</text:span>印度至少有兩億人根本沒東西吃<text:span text:style-name="T3">. </text:span>她還說了一句話挺有道理<text:span text:style-name="T3">: "Studies worldwide show that the hungriest of people are its producers – the farmers”.(</text:span>世界各地的研究都一致顯示<text:span text:style-name="T3">: </text:span>最窮最沒得吃的往往就是糧食的生產者<text:span text:style-name="T3">.)</text:span></text:p>
      <text:p text:style-name="P4"/>
      <text:p text:style-name="P1"><text:span text:style-name="T1">陳真</text:span><text:s/>  |  2011.02.11 19:31   |   <text:a xlink:type="simple" xlink:href="http://palinfo.habago.org/Entry?Command=Information_PrintForum&amp;iPage=578#FORUM21767"><text:span text:style-name="T2">#</text:span></text:a></text:p>
      <text:p text:style-name="P3"><text:span text:style-name="T3">(</text:span>續<text:span text:style-name="T3">)<text:line-break/><text:line-break/></text:span>印度是一個你無法光靠想像去理解的世界<text:span text:style-name="T3">. </text:span>或許它不適合現代人居住<text:span text:style-name="T3">,</text:span>但是做為一隻連見到光都會疼痛與人類格格不入的孤魂野鬼<text:span text:style-name="T3">,</text:span>卻彷彿回到靈魂的原鄉<text:span text:style-name="T3">. </text:span>至少在這裏<text:span text:style-name="T3">,</text:span>盡皆血肉<text:span text:style-name="T3">,</text:span>沒有那麼多虛榮<text:span text:style-name="T3">.<text:line-break/><text:line-break/></text:span>一個人如果他真的喜歡荷索的電影<text:span text:style-name="T3">,</text:span>那他或許便能理解我在歌頌一些什麼<text:span text:style-name="T3">. </text:span>也許你會說<text:span text:style-name="T3">:</text:span>既然你那麼想要成為<text:span text:style-name="T3"><text:s/>"</text:span>他們<text:span text:style-name="T3">",</text:span>為何不拋棄一切而只丟掉一部份<text:span text:style-name="T3">? </text:span>如果你那麼嚮往那樣的世界<text:span text:style-name="T3">,</text:span>為什麼不這樣那樣<text:span text:style-name="T3">?<text:line-break/><text:line-break/></text:span>但<text:span text:style-name="T3"><text:s/>"</text:span>世界<text:span text:style-name="T3">" </text:span>是這樣一種東西<text:span text:style-name="T3">,</text:span>非你所屬你就進不去<text:span text:style-name="T3">,</text:span>除非奇蹟出現<text:span text:style-name="T3">,</text:span>除非整個生命起了變化<text:span text:style-name="T3">. "</text:span>世界<text:span text:style-name="T3">" </text:span>並不是一個空間有個門<text:span text:style-name="T3">,</text:span>可以讓你進進出出<text:span text:style-name="T3">. </text:span>就好像一個人不會早上是好人<text:span text:style-name="T3">,</text:span>下午卻變成人渣<text:span text:style-name="T3">,</text:span>晚上又變回好人<text:span text:style-name="T3">;</text:span>世界是相當恆定的東西<text:span text:style-name="T3">,</text:span>不會如此變化<text:span text:style-name="T3">.<text:line-break/><text:line-break/></text:span>一個居家人士嚮往著流浪者的所謂浪漫<text:span text:style-name="T3">,</text:span>但他不可能只截取浪漫成份來享受<text:span text:style-name="T3">,</text:span>那些所謂美好的東西總是連帶著整個生命而不可能單獨挖出來自我陶醉<text:span text:style-name="T3">. </text:span>你要進入流浪者的世界<text:span text:style-name="T3">,</text:span>就得先成為一名貨真價實的流浪者<text:span text:style-name="T3">. </text:span>但是<text:span text:style-name="T3">,</text:span>就算你真的願意捨棄一切<text:span text:style-name="T3">,</text:span>你仍然還是與流浪無緣<text:span text:style-name="T3">,</text:span>因為那是一種命<text:span text:style-name="T3">,</text:span>而不是一種人生選項<text:span text:style-name="T3">;</text:span>你總不可能決定你會誕生在一種什麼樣的環境<text:span text:style-name="T3">,</text:span>你甚至無法決定明天你將會走在哪條街上<text:span text:style-name="T3">.</text:span>當時代之輪滾動<text:span text:style-name="T3">,</text:span>我們便也跟著滾了<text:span text:style-name="T3">;</text:span>當大地河流往前飛奔<text:span text:style-name="T3">,</text:span>我們就也只能像一片落葉那樣隨波浮沉<text:span text:style-name="T3">.<text:line-break/><text:line-break/></text:span>我總渴望成為一個單純的人<text:span text:style-name="T3">,</text:span>乾乾淨淨地過著赤裸裸的血肉生活<text:span text:style-name="T3">,</text:span>但上天並沒有給我這樣的命<text:span text:style-name="T3">,</text:span>於是就像王家衛那些台詞所預言<text:span text:style-name="T3">:<text:line-break/><text:line-break/>"</text:span>那些消逝了的歲月<text:span text:style-name="T3">,</text:span>彷彿隔著一塊積著灰塵的玻璃<text:span text:style-name="T3">,</text:span>看得到<text:span text:style-name="T3">,</text:span>抓不著<text:span text:style-name="T3">. </text:span>他一直在懷念著過去的一切<text:span text:style-name="T3">,</text:span>如果他能衝破那塊玻璃<text:span text:style-name="T3">,</text:span>他會走回早已消逝的歲月<text:span text:style-name="T3">."<text:line-break/><text:line-break/></text:span>跟印度人一樣<text:span text:style-name="T3">,</text:span>小時候我們也是隨地拉屎拉尿<text:span text:style-name="T3">,</text:span>一出門總是滿街牛羊<text:span text:style-name="T3">.</text:span>可是<text:span text:style-name="T3">,</text:span>就算我決定從現在起四處在水溝裏大小便<text:span text:style-name="T3">,</text:span>把台南運河當恆河<text:span text:style-name="T3">,</text:span>天天在河裏洗澡膜拜清晨的第一道曙光<text:span text:style-name="T3">,</text:span>然後養幾頭豬幾頭羊<text:span text:style-name="T3">,</text:span>天天跟牠們一起在草叢堆或垃圾堆裏睡覺覓食翻滾<text:span text:style-name="T3">,</text:span>即便我真的這麼做<text:span text:style-name="T3">,</text:span>我仍然還是隔著那塊<text:span text:style-name="T3"><text:s/>"</text:span>積了塵的玻璃<text:span text:style-name="T3">",</text:span>那些消逝了的歲月依然不可得<text:span text:style-name="T3">.<text:line-break/><text:line-break/></text:span>有個朋友說<text:span text:style-name="T3">:</text:span>你有沒有後悔好好的假期不過<text:span text:style-name="T3">,</text:span>卻花錢去印度找罪受<text:span text:style-name="T3">? </text:span>我聞之啞口無言<text:span text:style-name="T3">. </text:span>似乎每個旅行團團員都說永不說再見<text:span text:style-name="T3">,</text:span>不可能再回到印度來<text:span text:style-name="T3">. </text:span>但我倒想移民來此<text:span text:style-name="T3">. <text:line-break/><text:line-break/></text:span>當我來到印度較窮的瓦拉那西<text:span text:style-name="T3">(varanasi.</text:span>佛陀第一次講道之地<text:span text:style-name="T3">),</text:span>我跟學姐說<text:span text:style-name="T3">: </text:span>這地方這麼髒亂<text:span text:style-name="T3">,</text:span>阿憨<text:span text:style-name="T3">(</text:span>咱家小犬<text:span text:style-name="T3">)</text:span>若能移民來此<text:span text:style-name="T3">,</text:span>豈不爽死<text:span text:style-name="T3">. </text:span>學姐說我應該是在說我自己吧<text:span text:style-name="T3">?! </text:span>所言甚是<text:span text:style-name="T3">,</text:span>確實如此<text:span text:style-name="T3">. </text:span>雖然回不去那些消逝的歲月<text:span text:style-name="T3">,</text:span>但我至少還看得見它的存在<text:span text:style-name="T3">,</text:span>同時也希望<text:span text:style-name="T3">,</text:span>或許真有那麼一天<text:span text:style-name="T3">,</text:span>靈魂能乾乾淨淨地回到或來到他永恆的歸宿<text:span text:style-name="T3">.</text:span></text:p>
      <text:p text:style-name="P1"><text:span text:style-name="T1">陳真</text:span><text:s/>  |  2011.02.08 22:47   |   <text:a xlink:type="simple" xlink:href="http://palinfo.habago.org/Entry?Command=Information_PrintForum&amp;iPage=578#FORUM21748"><text:span text:style-name="T2">#</text:span></text:a></text:p>
      <text:p text:style-name="P2"><text:span text:style-name="T3">(</text:span>續前<text:span text:style-name="T3">)<text:line-break/><text:line-break/></text:span>來到一座全是大理石建造的神廟參訪<text:span text:style-name="T3">,</text:span>離去時<text:span text:style-name="T3">,</text:span>一個小女孩<text:span text:style-name="T3">,</text:span>蓬頭垢面<text:span text:style-name="T3">,</text:span>餓成皮包骨<text:span text:style-name="T3">,</text:span>隔著車窗對我急切地比手畫腳<text:span text:style-name="T3">,</text:span>掀開衣服讓我看她胸前的兩排瘦巴巴的肋骨<text:span text:style-name="T3">,</text:span>同時指著乾癟癟的肚皮<text:span text:style-name="T3">,</text:span>大聲哭叫著求我給她一點零錢或食物<text:span text:style-name="T3">. <text:line-break/><text:line-break/></text:span>那麼多團員<text:span text:style-name="T3">,</text:span>她之所以特別找上我<text:span text:style-name="T3">,</text:span>或許只是因為一個眼神<text:span text:style-name="T3">. </text:span>許多時候我總得刻意避開和這些窮人的視線接觸<text:span text:style-name="T3">,</text:span>似乎只要多看一眼<text:span text:style-name="T3">,</text:span>對方就會以為你回應了他的尋求與渴望<text:span text:style-name="T3">,</text:span>就像一條線索<text:span text:style-name="T3">,</text:span>哪怕機會不大<text:span text:style-name="T3">,</text:span>也總得抓住不放<text:span text:style-name="T3">.<text:line-break/><text:line-break/></text:span>我從沒見過那麼慘烈的哀求<text:span text:style-name="T3">,</text:span>但是處於那樣一種<text:span text:style-name="T3"><text:s/>"</text:span>不宜給錢給乞丐<text:span text:style-name="T3">" </text:span>的氛圍下<text:span text:style-name="T3">,</text:span>我的一舉一動必須刻意隱密低調<text:span text:style-name="T3">. </text:span>加上遊覽車已經快開動<text:span text:style-name="T3">,</text:span>車窗是整個密閉的<text:span text:style-name="T3">,</text:span>我已掏出在手上的錢根本沒辦法遞給她<text:span text:style-name="T3">. </text:span>那小女孩似乎知道我的難處<text:span text:style-name="T3">,</text:span>一直指著駕駛座的方向<text:span text:style-name="T3">,</text:span>那裡似乎有個窗戶是可以打開的<text:span text:style-name="T3">. </text:span>但我終究沒有機會當場給她錢<text:span text:style-name="T3">,</text:span>遊覽車就開走了<text:span text:style-name="T3">.<text:line-break/><text:line-break/></text:span>晚上<text:span text:style-name="T3">,</text:span>來到另一個地方<text:span text:style-name="T3">.</text:span>我夜不成眠<text:span text:style-name="T3">,</text:span>我知道我若不回去找到那個小女孩<text:span text:style-name="T3">,</text:span>將會終身遺憾<text:span text:style-name="T3">. </text:span>我知道就算把我身上所有錢都給她也無濟於事<text:span text:style-name="T3">. </text:span>但我一直都明白<text:span text:style-name="T3">,</text:span>這個生命與那個生命之間<text:span text:style-name="T3">,</text:span>即便只是萍水相逢<text:span text:style-name="T3">,</text:span>也絕不只是錢的問題<text:span text:style-name="T3">. <text:line-break/><text:line-break/></text:span>大學時<text:span text:style-name="T3">,</text:span>有差不多五六年的時間我餓成皮包骨<text:span text:style-name="T3">,</text:span>一年<text:span text:style-name="T3">365</text:span>天<text:span text:style-name="T3">,</text:span>至少有<text:span text:style-name="T3">360</text:span>天是處於嚴重饑餓狀態<text:span text:style-name="T3">. </text:span>不管南台灣的天氣怎麼炎熱<text:span text:style-name="T3">,</text:span>我終年穿著長袖衣服<text:span text:style-name="T3">,</text:span>因為我知道我若露出枯瘦如柴的手臂<text:span text:style-name="T3">,</text:span>必然會引來人們的訕笑疑懼的眼神或羞辱言詞<text:span text:style-name="T3">. <text:line-break/><text:line-break/></text:span>我的狼狽醜陋髒亂模樣因此經常招來識與不識者的譏諷或猜疑<text:span text:style-name="T3">,</text:span>就像學姐當年總是被我的長庚醫院同事們視為智障少女或精神異常的街頭遊民一樣<text:span text:style-name="T3">,</text:span>古怪滑稽的異樣穿著與怪異神色舉止<text:span text:style-name="T3">,</text:span>盡皆笑柄<text:span text:style-name="T3">,</text:span>連她打電話來找我時跟醫生護士的幾句簡單應答<text:span text:style-name="T3">,</text:span>都能變成同事之間公開當著我的面羞辱嘲弄的笑料<text:span text:style-name="T3">.<text:line-break/><text:line-break/></text:span>我出身台南望族<text:span text:style-name="T3">,</text:span>為何一個家境極為富裕的子弟<text:span text:style-name="T3">,</text:span>卻餓成這副可怕骷髏模樣<text:span text:style-name="T3">,</text:span>對此我無法解釋<text:span text:style-name="T3">,</text:span>就算說了也不會有幾個人能理解<text:span text:style-name="T3">.<text:line-break/><text:line-break/></text:span>大一到大五之間那幾年<text:span text:style-name="T3">,</text:span>我吃過最貴的一頓飯是<text:span text:style-name="T3">47</text:span>元<text:span text:style-name="T3">.</text:span>當時剛領了家教薪水<text:span text:style-name="T3">,</text:span>一時失去理智<text:span text:style-name="T3">,</text:span>跑去吃<text:span text:style-name="T3"><text:s/>"</text:span>清粥小菜<text:span text:style-name="T3">",</text:span>結帳時<text:span text:style-name="T3">,</text:span>一聽到老闆娘說一共<text:span text:style-name="T3">47</text:span>元<text:span text:style-name="T3">,</text:span>我腿都軟了<text:span text:style-name="T3">,</text:span>之後好幾天禁食<text:span text:style-name="T3">,</text:span>企圖把多花掉的錢給補回來<text:span text:style-name="T3">.<text:line-break/><text:line-break/></text:span>但我知道生命的問題並不只是錢的問題<text:span text:style-name="T3">. </text:span>高雄市自立路橋下有家自助餐店<text:span text:style-name="T3">,</text:span>老闆知道我窮<text:span text:style-name="T3">,</text:span>幾次鼓勵我即便身上沒錢也可以去吃<text:span text:style-name="T3">,</text:span>以後再還<text:span text:style-name="T3">. </text:span>都快三十年了<text:span text:style-name="T3">,</text:span>我至今都還能感受到那份溫暖<text:span text:style-name="T3">. </text:span>生命這麼多悲傷和痛苦<text:span text:style-name="T3">,</text:span>讓我還想活下去的力量從來都不是來自錢<text:span text:style-name="T3">,</text:span>而是來自一種飄飄乎難以言喻的善意<text:span text:style-name="T3">,</text:span>哪怕只是一個稍縱即逝的眼神<text:span text:style-name="T3">.<text:line-break/><text:line-break/></text:span>於是<text:span text:style-name="T3">,</text:span>隔天<text:span text:style-name="T3">,</text:span>我們決定脫隊不跟團<text:span text:style-name="T3">,</text:span>獨自再度回到那座神廟<text:span text:style-name="T3">,</text:span>找到了那名住在安全島上的女孩和她的幾個弟妹<text:span text:style-name="T3">. </text:span>我只給了她一百盧比<text:span text:style-name="T3">,</text:span>約台幣<text:span text:style-name="T3">75</text:span>元<text:span text:style-name="T3">,</text:span>以及身上幾顆吃剩的糖果<text:span text:style-name="T3">.<text:line-break/><text:line-break/>1989</text:span>年的<text:span text:style-name="T3">3</text:span>月<text:span text:style-name="T3">29</text:span>號<text:span text:style-name="T3">,</text:span>我給兒童福利協進會寫了一個成立宗旨<text:span text:style-name="T3">,</text:span>引用了法國作家羅曼羅蘭的一句台詞<text:span text:style-name="T3">: "</text:span>只要有一雙真誠的眼睛陪我們哭泣<text:span text:style-name="T3">,</text:span>我們就沒有白白為生命受苦<text:span text:style-name="T3">." <text:line-break/><text:line-break/></text:span>生命終究不是靠錢取得意義<text:span text:style-name="T3">;</text:span>生命的痛苦也不只是錢的問題<text:span text:style-name="T3">. </text:span>錢很重要<text:span text:style-name="T3">,</text:span>但自然還有比錢更重要的東西<text:span text:style-name="T3">,</text:span>沒有這東西<text:span text:style-name="T3">,</text:span>生命根本不值得活<text:span text:style-name="T3">.</text:span></text:p>
      <text:p text:style-name="P1"><text:span text:style-name="T1">陳真</text:span><text:s/>  |  2011.02.08 00:30   |   <text:a xlink:type="simple" xlink:href="http://palinfo.habago.org/Entry?Command=Information_PrintForum&amp;iPage=578#FORUM21744"><text:span text:style-name="T2">#</text:span></text:a></text:p>
      <text:p text:style-name="P3">剛從印度歸來<text:span text:style-name="T3">,</text:span>去過的這幾個城市<text:span text:style-name="T3">,</text:span>無異就是一座超大型垃圾場<text:span text:style-name="T3">,</text:span>許多<text:span text:style-name="T3"><text:s/>"</text:span>房子<text:span text:style-name="T3">" </text:span>不過就是一塊木板或一片布<text:span text:style-name="T3">,</text:span>個個蓬頭垢面<text:span text:style-name="T3">,</text:span>男女老幼就地拉屎拉尿<text:span text:style-name="T3">,</text:span>街上東倒西歪無數遊民<text:span text:style-name="T3">,</text:span>不知是死了還是睡著<text:span text:style-name="T3">,</text:span>無人聞問<text:span text:style-name="T3">,</text:span>因為大多數人都差不多一樣貧困<text:span text:style-name="T3">,</text:span>各自努力保存住生命的一口氣<text:span text:style-name="T3">;</text:span>萬一保存不住<text:span text:style-name="T3">,</text:span>氣息就沒了<text:span text:style-name="T3">,</text:span>但那也只不過就像一片落葉那樣似乎引不起絲毫驚動<text:span text:style-name="T3">.<text:line-break/><text:line-break/></text:span>我知道我身上這點錢即便全數捐出<text:span text:style-name="T3">,</text:span>也只不過就像在沙漠中灑下一滴水<text:span text:style-name="T3">. </text:span>我並沒有<text:span text:style-name="T3"><text:s/>"</text:span>不智<text:span text:style-name="T3">" </text:span>到以為我身上這幾千塊錢可以讓印度十二億人溫飽<text:span text:style-name="T3">;</text:span>我也不會<text:span text:style-name="T3"><text:s/>"</text:span>不智<text:span text:style-name="T3">" </text:span>到以為我所帶的這點乾糧能讓整座城市的小孩大人從此衣食無憂<text:span text:style-name="T3">. </text:span>我知道我給的這一切十分微不足道<text:span text:style-name="T3">,</text:span>但我還是給了<text:span text:style-name="T3">,</text:span>並不是因為我很<text:span text:style-name="T3"><text:s/>"</text:span>不智<text:span text:style-name="T3">",</text:span>而是因為這只是人之常情<text:span text:style-name="T3">.<text:line-break/><text:line-break/></text:span>面對這樣一些<text:span text:style-name="T3"><text:s/>"</text:span>不智<text:span text:style-name="T3">" </text:span>的冷嘲熱諷<text:span text:style-name="T3">,</text:span>說你只能救人一餐啦<text:span text:style-name="T3">,</text:span>救不了十二億人的一生啦<text:span text:style-name="T3">,</text:span>甚至說這是一種<text:span text:style-name="T3"><text:s/>"</text:span>偽善<text:span text:style-name="T3">",</text:span>那我倒想問問譴責他人<text:span text:style-name="T3"><text:s/>"</text:span>不智地捐獻便是偽善<text:span text:style-name="T3">" </text:span>的那些<text:span text:style-name="T3"><text:s/>"</text:span>智慧<text:span text:style-name="T3">" </text:span>人士<text:span text:style-name="T3">(</text:span>如陳玉峰教授<text:span text:style-name="T3">),</text:span>自己究竟又做了些什麼<text:span text:style-name="T3"><text:s/>"</text:span>明智良善<text:span text:style-name="T3">" </text:span>的事來改善事關基本人權的貧窮問題<text:span text:style-name="T3">?<text:line-break/><text:line-break/></text:span>就如伊拉克阿富汗等戰亂國家一樣<text:span text:style-name="T3">,</text:span>貧窮國家水源污染的問題長年以來一直是兒童<text:span text:style-name="T3">(</text:span>特別是五歲以下兒童<text:span text:style-name="T3">)</text:span>的最重要死因之一<text:span text:style-name="T3">;</text:span>在印度<text:span text:style-name="T3">,</text:span>你找不到乾淨的水源<text:span text:style-name="T3">. </text:span>一般人買不起礦泉水<text:span text:style-name="T3">,</text:span>只好每天飲用惡臭混濁或充滿病菌未經處理的污水<text:span text:style-name="T3">. </text:span>這時候<text:span text:style-name="T3">,</text:span>當你身邊有個口渴的人<text:span text:style-name="T3">,</text:span>你是把你手上乾淨的礦泉水給他喝呢<text:span text:style-name="T3">? </text:span>還是你覺得這樣做很<text:span text:style-name="T3"><text:s/>"</text:span>不智<text:span text:style-name="T3">" </text:span>很<text:span text:style-name="T3"><text:s/>"</text:span>偽善<text:span text:style-name="T3">" </text:span>反正對方以後還是照樣天天喝汙水<text:span text:style-name="T3">,</text:span>所以你當下應該從水溝裏舀一勺髒水給他喝就行<text:span text:style-name="T3">? <text:line-break/><text:line-break/></text:span>有個小女孩餓得皮包骨<text:span text:style-name="T3">,</text:span>掀開衣服讓我看她胸前的兩排排骨<text:span text:style-name="T3">,</text:span>同時指著乾癟癟的肚皮<text:span text:style-name="T3">,</text:span>大聲哭叫著求我給她一點零錢或食物<text:span text:style-name="T3">,</text:span>這時候我該<text:span text:style-name="T3"><text:s/>"</text:span>明智<text:span text:style-name="T3">" </text:span>地思考十二億人的救援大計劃<text:span text:style-name="T3">,</text:span>還是只須關注這個小女孩的當下需求<text:span text:style-name="T3">?<text:line-break/><text:line-break/></text:span>學姐跟我說<text:span text:style-name="T3">,</text:span>陳玉峰教授寫了一些文章談到印度<text:span text:style-name="T3">,</text:span>陳說<text:span text:style-name="T3"><text:s/>"</text:span>不智的捐獻<text:span text:style-name="T3">" </text:span>是一種<text:span text:style-name="T3"><text:s/>"</text:span>偽善<text:span text:style-name="T3">", </text:span>甚至還說<text:span text:style-name="T3">,</text:span>印度的小孩一個月可以藉著乞討賺取一兩萬元盧比的收入<text:span text:style-name="T3">,</text:span>因此父母不願小孩上學而強迫他去乞討<text:span text:style-name="T3">. </text:span>因此<text:span text:style-name="T3">,</text:span>你若還給他們錢<text:span text:style-name="T3">,</text:span>便是<text:span text:style-name="T3"><text:s/>"</text:span>不智的捐獻<text:span text:style-name="T3">",</text:span>便是<text:span text:style-name="T3"><text:s/>"</text:span>偽善<text:span text:style-name="T3">".<text:line-break/><text:line-break/></text:span>這樣一種<text:span text:style-name="T3"><text:s/>"</text:span>社會分析<text:span text:style-name="T3">" </text:span>還真的是很智障<text:span text:style-name="T3">! </text:span>今天假設<text:span text:style-name="T3">,</text:span>我是說假設<text:span text:style-name="T3">,</text:span>假設你的小孩從出生便在台灣某條街上揀食垃圾<text:span text:style-name="T3">,</text:span>滿身屎尿<text:span text:style-name="T3">,</text:span>用各種垃圾取暖<text:span text:style-name="T3">,</text:span>而且讓她餓得骨瘦如柴<text:span text:style-name="T3">,</text:span>就地拉屎拉尿蓬頭垢面衣不蔽體<text:span text:style-name="T3">,</text:span>如此卻能每個月賺來好幾萬<text:span text:style-name="T3">,</text:span>請問你要不要讓你的小孩這樣生活<text:span text:style-name="T3">? </text:span>還是會願意讓政府在學校免費養他教育他<text:span text:style-name="T3">?<text:line-break/><text:line-break/></text:span>沒有人會笨到去做出一種完全不成比例的優劣選擇<text:span text:style-name="T3">. </text:span>我不懷疑肯定會有父母寧可小孩乞討也不要她去上學<text:span text:style-name="T3">,</text:span>但我相信這裏頭一定是經過某種有關利害的計算<text:span text:style-name="T3">,</text:span>而這計算肯定仍然有著某種完全合乎理性的道理<text:span text:style-name="T3">. <text:line-break/><text:line-break/></text:span>二十幾年前當我還是大學生<text:span text:style-name="T3">,</text:span>花了一年的時間<text:span text:style-name="T3">,</text:span>像個乞丐一樣<text:span text:style-name="T3">,</text:span>在完全買不起火車票的情況下<text:span text:style-name="T3">,</text:span>用最原始的方法<text:span text:style-name="T3">(</text:span>也就是躲在廁所逃票<text:span text:style-name="T3">),</text:span>十分克難地走訪台灣各地<text:span text:style-name="T3">,</text:span>寫了<text:span text:style-name="T3"><text:s/>"</text:span>台灣的小孩不值錢<text:span text:style-name="T3">?--1988</text:span>年台灣兒童人權報告<text:span text:style-name="T3">",</text:span>創辦台灣第一個兒童福利組織叫做兒童福利協進會<text:span text:style-name="T3">,</text:span>企圖股吹<text:span text:style-name="T3"><text:s/>"</text:span>兒童人權<text:span text:style-name="T3">" </text:span>的觀念<text:span text:style-name="T3">,</text:span>並參與聲援救援雛妓與貧童或童工及每年數千名無錢就醫而致死的兒童時<text:span text:style-name="T3">,</text:span>也是常聽到類似言論<text:span text:style-name="T3">,</text:span>比方說雛妓以原住民比例最高<text:span text:style-name="T3">,</text:span>於是就有人說原住民的父母狼心狗肺最愛錢啦<text:span text:style-name="T3">,"</text:span>不惜<text:span text:style-name="T3">" </text:span>把自己的小孩推入火坑賣淫云云<text:span text:style-name="T3">. </text:span>但事實真的是這樣嗎<text:span text:style-name="T3">? </text:span>當然完全不是<text:span text:style-name="T3">. </text:span>這類指控純粹是吃得太飽的好命人不知民間疾苦的風涼話<text:span text:style-name="T3">. <text:line-break/><text:line-break/></text:span>就以我們自己為例<text:span text:style-name="T3">,1991</text:span>年我都已經當醫生了<text:span text:style-name="T3">,</text:span>但我依然還在償還過去龐大金額的助學貸款<text:span text:style-name="T3">,</text:span>再加上家中無數外人難以理解的悲劇<text:span text:style-name="T3">,</text:span>光靠住院醫師每個月薪水四萬多<text:span text:style-name="T3">,</text:span>根本不可能讓我有能力有任何儲蓄<text:span text:style-name="T3">,</text:span>生活也僅止於不會餓到而已<text:span text:style-name="T3">. <text:line-break/><text:line-break/></text:span>當時母親驟然去世<text:span text:style-name="T3">,</text:span>再加上政治上種種不可思議的折磨與傷害<text:span text:style-name="T3">,</text:span>眾人見到我們就跟見到鬼差不多<text:span text:style-name="T3">,</text:span>四面楚歌<text:span text:style-name="T3">,</text:span>全然孤立<text:span text:style-name="T3">,</text:span>幾乎快活不下去<text:span text:style-name="T3">. </text:span>居住的地方經常是那種完全密閉無窗戶的兩三坪大的小房間<text:span text:style-name="T3">,</text:span>與狗窩無異<text:span text:style-name="T3">.<text:line-break/><text:line-break/></text:span>有一次我們還跟一堆工人住一起<text:span text:style-name="T3">,</text:span>大夥共用衛浴設備<text:span text:style-name="T3">,</text:span>經常有其它房客連洗澡大便時都不關門<text:span text:style-name="T3">,</text:span>過著一種很原始的生活<text:span text:style-name="T3">.</text:span>因為其他房客很多是建地工人<text:span text:style-name="T3">,</text:span>居住屬臨時性質<text:span text:style-name="T3">,</text:span>於是吃飯連飯桌也沒有<text:span text:style-name="T3">,</text:span>就一堆人一起蹲在地上吃<text:span text:style-name="T3">. </text:span>有些房客可能有在房間裏接客賣春<text:span text:style-name="T3">,</text:span>所以樓下常有人就趴在大門口往裏頭瞧<text:span text:style-name="T3">,</text:span>經常一開門出去對方就會問我說<text:span text:style-name="T3"><text:s/>"</text:span>裏面的小姐玩一次多少錢<text:span text:style-name="T3">?"<text:line-break/><text:line-break/></text:span>當我母親突然過世<text:span text:style-name="T3">,</text:span>而我又同時被醫院宣告病危<text:span text:style-name="T3">,</text:span>卻又必須辦理自動出院回去料理喪事<text:span text:style-name="T3">,</text:span>於是醫師工作又得中斷<text:span text:style-name="T3">,</text:span>當時有一段時間<text:span text:style-name="T3">,</text:span>甚至連個居住的地方也沒有<text:span text:style-name="T3">,</text:span>而且也住不起旅館<text:span text:style-name="T3">,</text:span>我和學姐經常就睡在待上一晚只需一兩百元的<text:span text:style-name="T3">K </text:span>書中心<text:span text:style-name="T3">,</text:span>就直接趴在桌子上睡<text:span text:style-name="T3">. </text:span>日子是這樣過的<text:span text:style-name="T3">. </text:span>在這種情況下<text:span text:style-name="T3">,</text:span>怎麼可能還收養狗呢<text:span text:style-name="T3">? </text:span>於是我們只好遺棄了最心愛的阿乖<text:span text:style-name="T3">,</text:span>讓她回到原來的流浪之地自生自滅<text:span text:style-name="T3">.<text:line-break/><text:line-break/></text:span>這故事告訴我們<text:span text:style-name="T3">,</text:span>好命人總是以為別人跟他一樣好命<text:span text:style-name="T3">,</text:span>他完全無法理解別人所面臨的是一種什麼樣的困境<text:span text:style-name="T3">,</text:span>以為別人都不長進或很貪婪或沒有愛心或很無能或如何如何<text:span text:style-name="T3">,</text:span>竟然要小孩去乞討去賣淫或遺棄小狗或如何如何可笑荒唐等等等<text:span text:style-name="T3">. <text:line-break/><text:line-break/></text:span>陳玉峰說<text:span text:style-name="T3">,</text:span>一個印度小孩每個月可以乞討到一兩萬<text:span text:style-name="T3">,</text:span>所以父母不願他們上學<text:span text:style-name="T3">. </text:span>但我打聽過印度人的收入<text:span text:style-name="T3">,</text:span>或許資訊不是很可靠<text:span text:style-name="T3">,</text:span>但是以我們這回所居住宛如皇宮之五星級飯店為例<text:span text:style-name="T3">(</text:span>我從未住過這麼好的旅館<text:span text:style-name="T3">),</text:span>其門口守衛及搬運旅客行李的服務生<text:span text:style-name="T3">,</text:span>每個月薪水是四千元盧比<text:span text:style-name="T3">. </text:span>若每個小孩真的如陳玉峰所說月入一兩萬<text:span text:style-name="T3">,</text:span>那豈不是五星飯店守衛的四五倍收入<text:span text:style-name="T3">? </text:span>一個家庭若有三個小孩<text:span text:style-name="T3">,</text:span>豈不是不用幾年就能成為印度的有錢階級<text:span text:style-name="T3">? </text:span>豈不是馬上就可以住高樓住洋房<text:span text:style-name="T3">,</text:span>還會餓得骨瘦如柴嗎<text:span text:style-name="T3">?</text:span>還會讓自己常年滿身屎尿衣不蔽體窩在垃圾堆中喝污水吃剩菜揀垃圾來吃嗎<text:span text:style-name="T3">?<text:line-break/><text:line-break/></text:span>我們實在不應該動不動就以自己的世界來衡量別人<text:span text:style-name="T3">,</text:span>以為別人都好貪婪好狠心好不上進<text:span text:style-name="T3">,</text:span>也不要把台灣社會這一套偷搶拐騙的心態直接粗暴地套用在別人身上<text:span text:style-name="T3">,</text:span>更不應該以崇高的道德兼睿智姿態來嘲諷捐獻者<text:span text:style-name="T3"><text:s/>"</text:span>不智且偽善<text:span text:style-name="T3">".<text:line-break/><text:line-break/></text:span>我認識陳玉峰<text:span text:style-name="T3">,</text:span>但已十幾年沒連絡<text:span text:style-name="T3">. </text:span>我很納悶他怎麼會講這種話<text:span text:style-name="T3">,</text:span>他到底懂不懂偽善的中文含義<text:span text:style-name="T3">? </text:span>所謂偽善是懷著卑鄙的心做所謂好事<text:span text:style-name="T3">,</text:span>或是一方面做微小的好事<text:span text:style-name="T3">,</text:span>但另一方面卻支持龐大的惡事<text:span text:style-name="T3">,</text:span>或僅僅做了一點點雞毛蒜皮的好事<text:span text:style-name="T3">,</text:span>但卻宣稱自己是人間活菩薩大功大德等等<text:span text:style-name="T3">. </text:span>這樣才叫做偽善<text:span text:style-name="T3">.<text:line-break/><text:line-break/></text:span>今天就算如陳玉峰所言<text:span text:style-name="T3">,</text:span>印度父母普遍狼心狗肺硬要小孩當乞丐賺大錢卻不願他就學<text:span text:style-name="T3">,</text:span>就算真的普遍<text:span text:style-name="T3"><text:s/>"</text:span>都<text:span text:style-name="T3">" </text:span>是這樣<text:span text:style-name="T3">,</text:span>一個捐獻者單純的心也依然良善<text:span text:style-name="T3">,</text:span>而不會因為現實利害的發展結局而影響其初衷之良善與否<text:span text:style-name="T3">. <text:line-break/><text:line-break/></text:span>我經常在台灣被一些人在街上要錢<text:span text:style-name="T3">,</text:span>有時事後發現被騙<text:span text:style-name="T3">,</text:span>比方告訴我說他遺失了錢包<text:span text:style-name="T3">,</text:span>臨時急需幾百元買車票回家<text:span text:style-name="T3">,</text:span>結果後來發現他天天出現在此<text:span text:style-name="T3">,</text:span>並沒有真的去買車票<text:span text:style-name="T3">. </text:span>我相信有這麼一些騙局的存在<text:span text:style-name="T3">,</text:span>但就算我蠢到爆<text:span text:style-name="T3">,</text:span>每次都被騙<text:span text:style-name="T3">,</text:span>我想助人的心也不會因此而變得卑鄙醜陋虛假<text:span text:style-name="T3">. <text:line-break/><text:line-break/></text:span>更何況<text:span text:style-name="T3">,</text:span>在印度根本就是整座城市窮得一塌糊塗<text:span text:style-name="T3">,</text:span>普遍來講<text:span text:style-name="T3">,</text:span>真是窮到難以想像<text:span text:style-name="T3">,</text:span>人們普遍在物質上過著與禽獸無異的生活<text:span text:style-name="T3">,</text:span>因此你實在是絲毫都不用去懷疑印度街上那些遊民與無數的窮人是否偷偷過著什麼榮華富貴的生活<text:span text:style-name="T3">.<text:line-break/><text:line-break/></text:span>我真不知道為什麼好命人自己不做什麼也就算了<text:span text:style-name="T3">,</text:span>卻又很喜歡以道德之姿指導或嘲諷別人應如何行善<text:span text:style-name="T3">,</text:span>就像以前救援原住民童工或雛妓<text:span text:style-name="T3">,</text:span>就老是會有很多自以為很睿智很客觀很宏觀很有理性很有大愛很會搞什麼社會分析的人<text:span text:style-name="T3">,</text:span>總是會在一旁不斷說風涼話<text:span text:style-name="T3">,</text:span>說什麼原住民就是這麼賤就是這麼不長進就是這麼貪婪就是這麼糜爛不會節省不會儲蓄等等等<text:span text:style-name="T3">,</text:span>或是嘲諷你只看到小地方而沒有朝制度去改革云云<text:span text:style-name="T3">,</text:span>意思是說幫助他們沒用啦<text:span text:style-name="T3">,</text:span>被騙了啦<text:span text:style-name="T3">,</text:span>很偽善啦<text:span text:style-name="T3">,</text:span>不夠睿智啦<text:span text:style-name="T3">....<text:line-break/><text:line-break/></text:span>再說<text:span text:style-name="T3">,</text:span>改變制度與社會結構的同時<text:span text:style-name="T3">,</text:span>就不能捐助嗎<text:span text:style-name="T3">? </text:span>兩者有什麼必然的衝突嗎<text:span text:style-name="T3">? <text:line-break/><text:line-break/></text:span>當然<text:span text:style-name="T3">,</text:span>我不否認在許多國家<text:span text:style-name="T3">,</text:span>乞丐或街童是被黑道所控制<text:span text:style-name="T3">,</text:span>用來做為一種斂財的工具<text:span text:style-name="T3">, </text:span>印度當然也不例外<text:span text:style-name="T3">. </text:span>但我們應該學會的是如何分辨有無黑道控制的跡象<text:span text:style-name="T3">,</text:span>而不是因此叫大家都不要捐助<text:span text:style-name="T3">;</text:span>有些人顯然窮到都快掛了<text:span text:style-name="T3">,</text:span>都快變成皮包骨的僵屍了<text:span text:style-name="T3">,</text:span>你還懷疑他背後有什麼黑道組織嗎<text:span text:style-name="T3">?<text:line-break/><text:line-break/></text:span>有些人甚至懷疑捐款給慈善機構錢會被污掉<text:span text:style-name="T3">,</text:span>這我也不否認<text:span text:style-name="T3">,</text:span>但機構有好有壞<text:span text:style-name="T3">,</text:span>你若真的有心<text:span text:style-name="T3">,</text:span>難道長年以來你都還無法分辨何者可靠何者不可靠<text:span text:style-name="T3">? </text:span>比方說<text:span text:style-name="T3"><text:s/>oxfam</text:span>是可靠的<text:span text:style-name="T3">,</text:span>世界展望會是可靠的<text:span text:style-name="T3">,CARE</text:span>是可靠的<text:span text:style-name="T3">,MSF</text:span>是可靠的<text:span text:style-name="T3">...</text:span>等等等<text:span text:style-name="T3">. <text:line-break/><text:line-break/></text:span>但還是有些人說捐款給慈善組織<text:span text:style-name="T3">,</text:span>其中有些錢被用在人事與行政費用上<text:span text:style-name="T3">,</text:span>因此反對捐款<text:span text:style-name="T3">,</text:span>這我就不知道該怎麼回答了<text:span text:style-name="T3">. </text:span>一個那麼大的機構要能有效運作<text:span text:style-name="T3">,</text:span>難道可以完全不花錢<text:span text:style-name="T3">.<text:line-break/><text:line-break/></text:span>我常想<text:span text:style-name="T3">,</text:span>當你真的有心要做某件事時<text:span text:style-name="T3">,</text:span>你根本不需要理由<text:span text:style-name="T3">;</text:span>相反地<text:span text:style-name="T3">,</text:span>當你三心二意或根本不想做時<text:span text:style-name="T3">,</text:span>你永遠都能找到一大堆理由<text:span text:style-name="T3">,</text:span>即便這些理由沒有一個合理<text:span text:style-name="T3">.</text:span></text:p>
      <text:p text:style-name="P1"><text:span text:style-name="T1">怡靜</text:span><text:s/>  |  2011.02.06 19:47   |   <text:a xlink:type="simple" xlink:href="http://palinfo.habago.org/Entry?Command=Information_PrintForum&amp;iPage=578#FORUM21735"><text:span text:style-name="T2">#</text:span></text:a></text:p>
      <text:p text:style-name="P2"><text:a xlink:type="simple" xlink:href="http://www.darcypadilla.com/thejulieproject/intro.html"><text:span text:style-name="T4">The Julie Project</text:span></text:a><text:span text:style-name="T3"><text:line-break/><text:line-break/></text:span>前幾天在國外某知名科技部落客個人網站看到的連結，這名部落客說他看到一半差點看不下去（果然有錢人看世界的角度就是不一樣，是的，這名部落客很有錢。他看不下去應該不是因為很難過，而是因為受不了故事主角<text:span text:style-name="T3">Julie</text:span>一直生小孩），我把連結<text:span text:style-name="T3">bookmark</text:span>起來，因為一向不太喜歡看太悲傷的故事，今天下午太無聊，於是把它看完了，後來才發現原來這是<text:span text:style-name="T3">2010</text:span>年<text:span text:style-name="T3">W. Eugene Smith</text:span>人道主義攝影得獎作品。<text:span text:style-name="T3"><text:line-break/><text:line-break/></text:span>攝影師的朋友說，類似<text:span text:style-name="T3">Julie</text:span>這樣的故事每天都在世界的各個角落上演，沒有人在乎或記得，想想那些我們每天在街上遇見的無家可歸的遊民不就說明了一切。原因或許太複雜、令人不安、或太痛苦，我們甚至無法問為什麼會這樣。<text:span text:style-name="T3"><text:line-break/><text:line-break/></text:span>攝影師<text:span text:style-name="T3"><text:s/>Darcy Padilla</text:span>說<text:span text:style-name="T3">"I hope you can't stop thinking about Julie's story, I hope it makes you feel.I hope it makes you look at the world differen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